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418cm"/>
    </style:style>
    <style:style style:name="co6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0">
      <style:table-cell-properties fo:border="none"/>
    </style:style>
    <style:style style:name="ce32" style:family="table-cell" style:parent-style-name="Default">
      <style:table-cell-properties fo:border="none"/>
    </style:style>
    <style:style style:name="ce3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4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2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7" style:family="table-cell" style:parent-style-name="Default" style:data-style-name="N0">
      <style:table-cell-properties fo:border="0.06pt solid #000000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38" style:family="table-cell" style:parent-style-name="Default" style:data-style-name="N10036">
      <style:table-cell-properties fo:wrap-option="wrap" fo:border="0.06pt solid #000000" style:vertical-align="middle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ＭＳ Ｐゴシック" fo:font-size="9pt" fo:font-weight="normal" style:font-name-asian="ＭＳ Ｐゴシック1" style:font-size-asian="9pt" style:font-weight-asian="normal" style:font-name-complex="ＭＳ Ｐゴシック1" style:font-size-complex="9pt" style:font-weight-complex="normal"/>
    </style:style>
    <style:style style:name="ce40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3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4" style:family="table-cell" style:parent-style-name="Default" style:data-style-name="N10036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ce46" style:family="table-cell" style:parent-style-name="Default" style:data-style-name="N36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Ｐゴシック" fo:font-size="8pt" style:font-name-asian="ＭＳ Ｐゴシック1" style:font-size-asian="8pt" style:font-name-complex="ＭＳ Ｐゴシック1" style:font-size-complex="8pt"/>
    </style:style>
    <style:style style:name="gr1" style:family="graphic">
      <style:graphic-properties svg:stroke-color="#000000" draw:fill="none" draw:auto-grow-height="false" fo:min-height="0.809cm" fo:min-width="2.577cm" fo:wrap-option="no-wrap"/>
    </style:style>
    <style:style style:name="gr2" style:family="graphic">
      <style:graphic-properties svg:stroke-color="#000000" draw:fill="none" draw:textarea-vertical-align="middle" draw:auto-grow-height="false" fo:min-height="1.036cm" fo:min-width="3.726cm" fo:wrap-option="no-wrap"/>
      <style:paragraph-properties fo:text-align="center"/>
      <style:text-properties style:font-family-asian="游ゴシック" style:font-family-generic-asian="modern" style:font-pitch-asian="variable"/>
    </style:style>
    <style:style style:name="gr3" style:family="graphic">
      <style:graphic-properties svg:stroke-width="0.02cm" svg:stroke-color="#000000" draw:marker-start="" draw:marker-start-width="0.177cm" draw:marker-end="Triangle" draw:marker-end-width="0.177cm" draw:fill-color="#000000" draw:textarea-horizontal-align="center" draw:textarea-vertical-align="middle" fo:padding-top="-0.008cm" fo:padding-bottom="-0.008cm" fo:padding-left="-0.008cm" fo:padding-right="-0.008cm"/>
      <style:paragraph-properties fo:text-align="center"/>
    </style:style>
    <style:style style:name="gr4" style:family="graphic">
      <style:graphic-properties svg:stroke-width="0cm" svg:stroke-color="#000000" draw:marker-start="" draw:marker-start-width="0.147cm" draw:marker-end="Triangle" draw:marker-end-width="0.147cm" draw:fill-color="#000000" draw:textarea-horizontal-align="center" draw:textarea-vertical-align="middle" fo:padding-top="-0.018cm" fo:padding-bottom="-0.018cm" fo:padding-left="-0.018cm" fo:padding-right="-0.018cm"/>
      <style:paragraph-properties fo:text-align="center"/>
    </style:style>
    <style:style style:name="gr5" style:family="graphic">
      <style:graphic-properties svg:stroke-width="0.02cm" svg:stroke-color="#000000" draw:marker-start="Triangle" draw:marker-start-width="0.178cm" draw:marker-end-width="0.178cm" draw:fill="none" draw:fill-color="#000000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6" style:family="graphic">
      <style:graphic-properties svg:stroke-width="0.02cm" svg:stroke-color="#000000" draw:marker-start-width="0.178cm" draw:marker-end="線の終点_20_4" draw:marker-end-width="0.178cm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7" style:family="graphic">
      <style:graphic-properties svg:stroke-width="0.02cm" svg:stroke-color="#000000" draw:marker-start="" draw:marker-start-width="0.178cm" draw:marker-end="Arrow" draw:marker-end-width="0.178cm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8" style:family="graphic">
      <style:graphic-properties svg:stroke-width="0.02cm" svg:stroke-color="#000000" draw:marker-start="" draw:marker-start-width="0.178cm" draw:marker-end="" draw:marker-end-width="0.178cm" draw:fill="none" draw:fill-color="#000000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9" style:family="graphic">
      <style:graphic-properties svg:stroke-width="0.02cm" svg:stroke-color="#111111" draw:marker-start-width="0.178cm" draw:marker-end-width="0.178cm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10" style:family="graphic">
      <style:graphic-properties svg:stroke-width="0.02cm" svg:stroke-color="#000000" draw:marker-start="" draw:marker-start-width="0.177cm" draw:marker-end="Arrow" draw:marker-end-width="0.177cm" draw:fill-color="#000000" draw:textarea-horizontal-align="center" draw:textarea-vertical-align="middle" fo:padding-top="-0.008cm" fo:padding-bottom="-0.008cm" fo:padding-left="-0.008cm" fo:padding-right="-0.008cm"/>
      <style:paragraph-properties fo:text-align="center"/>
    </style:style>
    <style:style style:name="gr11" style:family="graphic">
      <style:graphic-properties svg:stroke-width="0.02cm" svg:stroke-color="#111111" draw:marker-start="Arrow" draw:marker-start-width="0.178cm" draw:marker-end="Arrow" draw:marker-end-width="0.178cm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12" style:family="graphic">
      <style:graphic-properties svg:stroke-width="0.02cm" svg:stroke-color="#111111" draw:marker-start="" draw:marker-start-width="0.178cm" draw:marker-end="" draw:marker-end-width="0.178cm" draw:textarea-horizontal-align="center" draw:textarea-vertical-align="middle" fo:padding-top="-0.007cm" fo:padding-bottom="-0.007cm" fo:padding-left="-0.007cm" fo:padding-right="-0.007cm"/>
      <style:paragraph-properties fo:text-align="center"/>
    </style:style>
    <style:style style:name="gr13" style:family="graphic">
      <style:graphic-properties svg:stroke-color="#111111" draw:fill-color="#ffffff" draw:textarea-horizontal-align="justify" draw:textarea-vertical-align="bottom" draw:auto-grow-height="false" fo:min-height="0.734cm" fo:min-width="3.662cm"/>
      <style:paragraph-properties fo:text-align="center"/>
      <style:text-properties fo:font-size="11pt" style:font-family-asian="游ゴシック" style:font-family-generic-asian="modern" style:font-pitch-asian="variable" style:font-size-asian="11pt" style:font-size-complex="11pt"/>
    </style:style>
    <style:style style:name="gr14" style:family="graphic">
      <style:graphic-properties svg:stroke-color="#111111" draw:fill-color="#ffffff" draw:textarea-horizontal-align="justify" draw:textarea-vertical-align="bottom" draw:auto-grow-height="false" fo:min-height="0.704cm" fo:min-width="3.663cm"/>
      <style:paragraph-properties fo:text-align="center"/>
      <style:text-properties fo:font-size="11pt" style:font-family-asian="游ゴシック" style:font-family-generic-asian="modern" style:font-pitch-asian="variable" style:font-size-asian="11pt" style:font-size-complex="11pt"/>
    </style:style>
    <style:style style:name="gr15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336cm" fo:min-width="1.765cm" fo:padding-top="0.127cm" fo:padding-bottom="0.127cm" fo:padding-left="0.254cm" fo:padding-right="0.254cm" fo:wrap-option="wrap"/>
      <style:paragraph-properties style:writing-mode="lr-tb" style:font-independent-line-spacing="false"/>
    </style:style>
    <style:style style:name="gr16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748cm" fo:min-width="3.016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17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342cm" fo:min-width="1.074cm" fo:padding-top="0.127cm" fo:padding-bottom="0.127cm" fo:padding-left="0.254cm" fo:padding-right="0.254cm" fo:wrap-option="wrap"/>
      <style:paragraph-properties style:writing-mode="lr-tb" style:font-independent-line-spacing="false"/>
    </style:style>
    <style:style style:name="gr18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468cm" fo:min-width="2.132cm" fo:padding-top="0.127cm" fo:padding-bottom="0.127cm" fo:padding-left="0.254cm" fo:padding-right="0.254cm" fo:wrap-option="wrap"/>
      <style:paragraph-properties style:writing-mode="lr-tb" style:font-independent-line-spacing="false"/>
    </style:style>
    <style:style style:name="gr19" style:family="graphic">
      <style:graphic-properties draw:stroke="solid" svg:stroke-width="0.035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min-height="0.364cm" fo:min-width="0.11cm" fo:padding-top="0.127cm" fo:padding-bottom="0.127cm" fo:padding-left="0.254cm" fo:padding-right="0.254cm" fo:wrap-option="wrap"/>
      <style:paragraph-properties style:writing-mode="lr-tb" style:font-independent-line-spacing="false"/>
    </style:style>
    <style:style style:name="gr20" style:family="graphic">
      <style:graphic-properties draw:stroke="none" svg:stroke-width="0cm" svg:stroke-color="#000000" draw:marker-start-width="0.148cm" draw:marker-end-width="0.148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754cm" fo:min-width="2.227cm" fo:padding-top="0.11cm" fo:padding-bottom="0.11cm" fo:padding-left="0.237cm" fo:padding-right="0.237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21" style:family="graphic">
      <style:graphic-properties draw:stroke="solid" svg:stroke-width="0.035cm" svg:stroke-color="#000000" svg:stroke-opacity="100%" draw:stroke-linejoin="miter" svg:stroke-linecap="butt" draw:fill="none" draw:fill-color="#ffffff" draw:opacity="100%" draw:textarea-horizontal-align="left" draw:textarea-vertical-align="top" draw:auto-grow-height="false" draw:auto-grow-width="false" fo:min-height="0.696cm" fo:min-width="1.69cm" fo:padding-top="0.127cm" fo:padding-bottom="0.127cm" fo:padding-left="0.15cm" fo:padding-right="0.15cm" fo:wrap-option="wrap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gr22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1.505cm" fo:min-width="3.542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  <style:text-properties fo:font-family="游ゴシック" style:font-family-generic="modern" style:font-pitch="variable" style:font-family-asian="游ゴシック" style:font-family-generic-asian="modern" style:font-pitch-asian="variable"/>
    </style:style>
    <style:style style:name="gr23" style:family="graphic">
      <style:graphic-properties draw:stroke="none" draw:fill="none" draw:textarea-horizontal-align="center" draw:textarea-vertical-align="middle" draw:auto-grow-height="false" draw:auto-grow-width="false" fo:min-height="0.66cm" fo:min-width="0.904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  <style:text-properties fo:font-size="8pt" style:font-size-asian="8pt" style:font-size-complex="8pt"/>
    </style:style>
    <style:style style:name="gr24" style:family="graphic">
      <style:graphic-properties draw:stroke="solid" svg:stroke-width="0cm" svg:stroke-color="#ffffff" draw:marker-start-width="0.148cm" draw:marker-end-width="0.148cm" svg:stroke-opacity="100%" draw:stroke-linejoin="miter" svg:stroke-linecap="butt" draw:fill="none" draw:fill-color="#ffffff" draw:opacity="100%" draw:textarea-horizontal-align="center" draw:textarea-vertical-align="middle" draw:auto-grow-height="false" draw:auto-grow-width="false" fo:min-height="0.754cm" fo:min-width="2.846cm" fo:padding-top="0.11cm" fo:padding-bottom="0.11cm" fo:padding-left="0.237cm" fo:padding-right="0.237cm" fo:wrap-option="wrap"/>
      <style:paragraph-properties style:font-independent-line-spacing="false"/>
      <style:text-properties fo:font-size="10pt" style:font-family-asian="游ゴシック" style:font-family-generic-asian="modern" style:font-pitch-asian="variable" style:font-size-asian="10pt" style:font-size-complex="10pt"/>
    </style:style>
    <style:style style:name="gr25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22cm" fo:min-width="0.825cm" fo:padding-top="0.127cm" fo:padding-bottom="0.127cm" fo:padding-left="0.254cm" fo:padding-right="0.254cm" fo:wrap-option="wrap"/>
      <style:paragraph-properties style:writing-mode="lr-tb" style:font-independent-line-spacing="false"/>
    </style:style>
    <style:style style:name="gr26" style:family="graphic">
      <style:graphic-properties draw:stroke="solid" svg:stroke-width="0.018cm" svg:stroke-color="#000000" draw:marker-end="a87" svg:stroke-opacity="100%" draw:stroke-linejoin="miter" svg:stroke-linecap="butt" draw:fill="none" fo:padding-top="-0.008cm" fo:padding-bottom="-0.008cm" fo:padding-left="-0.008cm" fo:padding-right="-0.008cm"/>
    </style:style>
    <style:style style:name="gr27" style:family="graphic">
      <style:graphic-properties draw:stroke="none" draw:fill="none" draw:textarea-horizontal-align="center" draw:textarea-vertical-align="middle" draw:auto-grow-height="false" draw:auto-grow-width="false" fo:min-height="0.666cm" fo:min-width="1.406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  <style:text-properties fo:font-size="8pt" style:font-size-asian="8pt" style:font-size-complex="8pt"/>
    </style:style>
    <style:style style:name="gr28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1.17cm" fo:min-width="3.451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29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696cm" fo:min-width="1.69cm" fo:padding-top="0.127cm" fo:padding-bottom="0.127cm" fo:padding-left="0.15cm" fo:padding-right="0.15cm" fo:wrap-option="wrap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gr30" style:family="graphic">
      <style:graphic-properties draw:stroke="none" draw:fill="none" draw:textarea-horizontal-align="center" draw:textarea-vertical-align="middle" draw:auto-grow-height="false" draw:auto-grow-width="false" fo:min-height="0.666cm" fo:min-width="0.353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  <style:text-properties fo:font-size="8pt" style:font-size-asian="8pt" style:font-size-complex="8pt"/>
    </style:style>
    <style:style style:name="gr31" style:family="graphic">
      <style:graphic-properties draw:stroke="none" draw:fill="none" draw:textarea-horizontal-align="center" draw:textarea-vertical-align="middle" draw:auto-grow-height="false" draw:auto-grow-width="false" fo:min-height="0.666cm" fo:min-width="0.258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  <style:text-properties fo:font-size="8pt" style:font-size-asian="8pt" style:font-size-complex="8pt"/>
    </style:style>
    <style:style style:name="gr32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72cm" fo:min-width="1.69cm" fo:padding-top="0.127cm" fo:padding-bottom="0.127cm" fo:padding-left="0.15cm" fo:padding-right="0.15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33" style:family="graphic">
      <style:graphic-properties draw:stroke="solid" svg:stroke-width="0cm" svg:stroke-color="#ffffff" draw:marker-start-width="0.148cm" draw:marker-end-width="0.148cm" svg:stroke-opacity="100%" draw:stroke-linejoin="miter" svg:stroke-linecap="butt" draw:fill="none" draw:fill-color="#ffffff" draw:opacity="100%" draw:textarea-horizontal-align="center" draw:textarea-vertical-align="middle" draw:auto-grow-height="false" draw:auto-grow-width="false" fo:min-height="0.903cm" fo:min-width="2.846cm" fo:padding-top="0.11cm" fo:padding-bottom="0.11cm" fo:padding-left="0.237cm" fo:padding-right="0.237cm" fo:wrap-option="wrap"/>
      <style:paragraph-properties fo:text-align="center" style:font-independent-line-spacing="false"/>
      <style:text-properties fo:font-size="10pt" style:font-family-asian="游ゴシック" style:font-family-generic-asian="modern" style:font-pitch-asian="variable" style:font-size-asian="10pt" style:font-size-complex="10pt"/>
    </style:style>
    <style:style style:name="gr34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1.02cm" fo:min-width="3.451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35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663cm" fo:min-width="2.933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36" style:family="graphic">
      <style:graphic-properties svg:stroke-width="0cm" svg:stroke-color="#111111" draw:marker-start="" draw:marker-start-width="0.147cm" draw:marker-end="Triangle" draw:marker-end-width="0.147cm" draw:fill-color="#000000" draw:textarea-horizontal-align="center" draw:textarea-vertical-align="middle" fo:padding-top="-0.018cm" fo:padding-bottom="-0.018cm" fo:padding-left="-0.018cm" fo:padding-right="-0.018cm"/>
      <style:paragraph-properties fo:text-align="center"/>
    </style:style>
    <style:style style:name="gr37" style:family="graphic">
      <style:graphic-properties svg:stroke-width="0cm" svg:stroke-color="#111111" draw:marker-start="Triangle" draw:marker-start-width="0.148cm" draw:marker-end-width="0.148cm" draw:fill="none" draw:fill-color="#000000" draw:textarea-horizontal-align="center" draw:textarea-vertical-align="middle" fo:padding-top="-0.017cm" fo:padding-bottom="-0.017cm" fo:padding-left="-0.017cm" fo:padding-right="-0.017cm"/>
      <style:paragraph-properties fo:text-align="center"/>
    </style:style>
    <style:style style:name="gr38" style:family="graphic">
      <style:graphic-properties svg:stroke-width="0cm" svg:stroke-color="#111111" draw:marker-start-width="0.148cm" draw:marker-end="線の終点_20_4" draw:marker-end-width="0.148cm" draw:textarea-horizontal-align="center" draw:textarea-vertical-align="middle" fo:padding-top="-0.017cm" fo:padding-bottom="-0.017cm" fo:padding-left="-0.017cm" fo:padding-right="-0.017cm"/>
      <style:paragraph-properties fo:text-align="center"/>
    </style:style>
    <style:style style:name="gr39" style:family="graphic">
      <style:graphic-properties svg:stroke-width="0cm" svg:stroke-color="#111111" draw:marker-start-width="0.148cm" draw:marker-end-width="0.148cm" draw:textarea-horizontal-align="center" draw:textarea-vertical-align="middle" fo:padding-top="-0.017cm" fo:padding-bottom="-0.017cm" fo:padding-left="-0.017cm" fo:padding-right="-0.017cm"/>
      <style:paragraph-properties fo:text-align="center"/>
    </style:style>
    <style:style style:name="gr40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left" draw:textarea-vertical-align="top" draw:auto-grow-height="false" draw:auto-grow-width="false" fo:min-height="0.72cm" fo:min-width="1.69cm" fo:padding-top="0.127cm" fo:padding-bottom="0.127cm" fo:padding-left="0.15cm" fo:padding-right="0.15cm" fo:wrap-option="wrap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gr41" style:family="graphic">
      <style:graphic-properties svg:stroke-width="0cm" svg:stroke-color="#000000" draw:marker-start-width="0.148cm" draw:marker-end="Arrow" draw:marker-end-width="0.148cm" draw:textarea-horizontal-align="center" draw:textarea-vertical-align="middle" fo:padding-top="-0.017cm" fo:padding-bottom="-0.017cm" fo:padding-left="-0.017cm" fo:padding-right="-0.017cm"/>
      <style:paragraph-properties fo:text-align="center"/>
    </style:style>
    <style:style style:name="gr42" style:family="graphic">
      <style:graphic-properties svg:stroke-width="0cm" svg:stroke-color="#000000" draw:marker-start-width="0.148cm" draw:marker-end-width="0.148cm" draw:fill-color="#000000" draw:textarea-horizontal-align="center" draw:textarea-vertical-align="middle" fo:padding-top="-0.017cm" fo:padding-bottom="-0.017cm" fo:padding-left="-0.017cm" fo:padding-right="-0.017cm"/>
      <style:paragraph-properties fo:text-align="center"/>
    </style:style>
    <style:style style:name="gr43" style:family="graphic">
      <style:graphic-properties draw:fill-color="#ffdbb6" draw:textarea-horizontal-align="justify" draw:textarea-vertical-align="top" draw:auto-grow-height="false" fo:min-height="2.701cm" fo:min-width="6.741cm" fo:wrap-option="no-wrap"/>
      <style:paragraph-properties fo:text-align="center"/>
    </style:style>
    <style:style style:name="gr44" style:family="graphic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882cm" fo:min-width="3.311cm" fo:padding-top="0.127cm" fo:padding-bottom="0.127cm" fo:padding-left="0.254cm" fo:padding-right="0.254cm" fo:wrap-option="wrap"/>
      <style:paragraph-properties fo:margin-left="0cm" fo:margin-right="0cm" fo:margin-top="0cm" fo:margin-bottom="0cm" fo:line-height="100%" fo:text-align="center" fo:text-indent="0cm" style:punctuation-wrap="hanging" style:font-independent-line-spacing="false">
        <style:tab-stops/>
      </style:paragraph-properties>
    </style:style>
    <style:style style:name="gr45" style:family="graphic">
      <style:graphic-properties draw:stroke="solid" svg:stroke-width="0cm" svg:stroke-color="#ffffff" draw:marker-start-width="0.148cm" draw:marker-end-width="0.148cm" svg:stroke-opacity="100%" draw:stroke-linejoin="miter" svg:stroke-linecap="butt" draw:fill="none" draw:fill-color="#ffffff" draw:opacity="100%" draw:textarea-horizontal-align="center" draw:textarea-vertical-align="middle" draw:auto-grow-height="false" draw:auto-grow-width="false" fo:min-height="0.903cm" fo:min-width="4.552cm" fo:padding-top="0.11cm" fo:padding-bottom="0.11cm" fo:padding-left="0.237cm" fo:padding-right="0.237cm" fo:wrap-option="wrap"/>
      <style:paragraph-properties fo:text-align="center" style:font-independent-line-spacing="false"/>
      <style:text-properties fo:font-size="10pt" style:font-family-asian="游ゴシック" style:font-family-generic-asian="modern" style:font-pitch-asian="variable" style:font-size-asian="10pt" style:font-size-complex="10pt"/>
    </style:style>
    <style:style style:name="gr46" style:family="graphic">
      <style:graphic-properties draw:fill-color="#ffdbb6" draw:textarea-horizontal-align="justify" draw:textarea-vertical-align="top" draw:auto-grow-height="false" fo:min-height="2.701cm" fo:min-width="6.741cm" fo:wrap-option="no-wrap"/>
      <style:paragraph-properties fo:text-align="start"/>
    </style:style>
    <style:style style:name="P1" style:family="paragraph">
      <loext:graphic-properties draw:fill="none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  <style:text-properties style:font-family-asian="游ゴシック" style:font-family-generic-asian="modern" style:font-pitch-asian="variable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  <style:text-properties fo:font-size="11pt" style:font-family-asian="游ゴシック" style:font-family-generic-asian="modern" style:font-pitch-asian="variable" style:font-size-asian="11pt" style:font-size-complex="11pt"/>
    </style:style>
    <style:style style:name="P8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12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1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  <style:text-properties fo:font-family="游ゴシック" style:font-family-generic="modern" style:font-pitch="variable" style:font-family-asian="游ゴシック" style:font-family-generic-asian="modern" style:font-pitch-asian="variabl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  <style:text-properties fo:font-size="8pt" style:font-size-asian="8pt" style:font-size-complex="8pt"/>
    </style:style>
    <style:style style:name="P15" style:family="paragraph">
      <style:paragraph-properties style:writing-mode="lr-tb"/>
    </style:style>
    <style:style style:name="P16" style:family="paragraph">
      <loext:graphic-properties draw:fill="none" draw:fill-color="#ffffff" draw:opacity="100%"/>
      <style:paragraph-properties style:writing-mode="lr-tb" style:font-independent-line-spacing="false"/>
      <style:text-properties fo:font-size="10pt" style:font-family-asian="游ゴシック" style:font-family-generic-asian="modern" style:font-pitch-asian="variable" style:font-size-asian="10pt" style:font-size-complex="10pt"/>
    </style:style>
    <style:style style:name="P1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18" style:family="paragraph">
      <loext:graphic-properties draw:fill="none" draw:fill-color="#ffffff" draw:opacity="100%"/>
      <style:paragraph-properties fo:text-align="center" style:writing-mode="lr-tb" style:font-independent-line-spacing="false"/>
      <style:text-properties fo:font-size="10pt" style:font-family-asian="游ゴシック" style:font-family-generic-asian="modern" style:font-pitch-asian="variable" style:font-size-asian="10pt" style:font-size-complex="1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-color="#ffdbb6"/>
      <style:paragraph-properties fo:text-align="center" style:writing-mode="lr-tb"/>
    </style:style>
    <style:style style:name="P21" style:family="paragraph">
      <loext:graphic-properties draw:fill-color="#ffdbb6"/>
      <style:paragraph-properties fo:text-align="start" style:writing-mode="lr-tb"/>
    </style:style>
    <style:style style:name="T1" style:family="text">
      <style:text-properties style:font-family-asian="游ゴシック" style:font-family-generic-asian="modern" style:font-pitch-asian="variable"/>
    </style:style>
    <style:style style:name="T2" style:family="text">
      <style:text-properties fo:font-size="11pt" style:font-family-asian="游ゴシック" style:font-family-generic-asian="modern" style:font-pitch-asian="variable" style:font-size-asian="11pt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游ゴシック" style:font-family-generic="moder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8pt" style:language-asian="ja" style:country-asian="JP" style:font-style-asian="normal" style:font-weight-asian="normal" style:font-size-complex="8pt" style:font-style-complex="normal" style:font-weight-complex="normal"/>
    </style:style>
    <style:style style:name="T6" style:family="text">
      <style:text-properties fo:font-size="10pt" style:font-family-asian="游ゴシック" style:font-family-generic-asian="modern" style:font-pitch-asian="variable" style:font-size-asian="10pt" style:font-size-complex="10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font-style="normal" style:text-underline-style="none" fo:font-weight="normal" style:text-underline-mode="continuous" style:text-overline-mode="continuous" style:text-line-through-mode="continuous" style:letter-kerning="false" style:font-family-asian="游ゴシック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フローチャート図_更新_旧" table:style-name="ta1">
        <table:shapes>
          <draw:custom-shape draw:z-index="7" draw:name="シェイプ 7" draw:style-name="gr1" draw:text-style-name="P1" svg:width="2.761cm" svg:height="0.993cm" svg:x="32.604cm" svg:y="3.05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z-index="15" draw:name="シェイプ 10" draw:style-name="gr2" draw:text-style-name="P3" svg:width="3.96cm" svg:height="1.27cm" svg:x="0.987cm" svg:y="19.01cm">
            <text:p text:style-name="P2"><text:span text:style-name="T1">戻る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17" draw:name="垂直線 17" draw:style-name="gr3" draw:text-style-name="P4" svg:x1="15.002cm" svg:y1="2.41cm" svg:x2="14.993cm" svg:y2="3.876cm">
            <text:p/>
          </draw:line>
          <draw:line draw:z-index="20" draw:name="垂直線 18" draw:style-name="gr4" draw:text-style-name="P4" svg:x1="14.993cm" svg:y1="5.804cm" svg:x2="14.993cm" svg:y2="6.778cm">
            <text:p/>
          </draw:line>
          <draw:line draw:z-index="22" draw:name="垂直線 19" draw:style-name="gr3" draw:text-style-name="P4" svg:x1="14.992cm" svg:y1="13.582cm" svg:x2="14.992cm" svg:y2="14.654cm">
            <text:p/>
          </draw:line>
          <draw:line draw:z-index="24" draw:name="垂直線 21" draw:style-name="gr3" draw:text-style-name="P4" svg:x1="14.972cm" svg:y1="10.547cm" svg:x2="14.973cm" svg:y2="11.667cm">
            <text:p/>
          </draw:line>
          <draw:custom-shape draw:z-index="26" draw:name="シェイプ 11" draw:style-name="gr2" draw:text-style-name="P3" svg:width="3.96cm" svg:height="1.27cm" svg:x="12.982cm" svg:y="9.23cm">
            <text:p text:style-name="P2"><text:span text:style-name="T1">更新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33" draw:name="水平線 7" draw:style-name="gr5" draw:text-style-name="P5" svg:x1="9.912cm" svg:y1="12.635cm" svg:x2="13.002cm" svg:y2="12.635cm">
            <text:p/>
          </draw:line>
          <draw:line draw:z-index="34" draw:name="垂直線 23" draw:style-name="gr3" draw:text-style-name="P4" svg:x1="14.978cm" svg:y1="19.133cm" svg:x2="15.013cm" svg:y2="20.427cm">
            <text:p/>
          </draw:line>
          <draw:line draw:z-index="36" draw:name="水平線 8" draw:style-name="gr6" draw:text-style-name="P6" svg:x1="16.804cm" svg:y1="18.434cm" svg:x2="19.715cm" svg:y2="18.434cm">
            <text:p/>
          </draw:line>
          <draw:line draw:z-index="37" draw:name="線 8" draw:style-name="gr7" draw:text-style-name="P6" svg:x1="13.002cm" svg:y1="4.847cm" svg:x2="5.205cm" svg:y2="4.826cm">
            <text:p/>
          </draw:line>
          <draw:line draw:z-index="38" draw:name="水平線 9" draw:style-name="gr8" draw:text-style-name="P5" svg:x1="3.089cm" svg:y1="12.835cm" svg:x2="6.067cm" svg:y2="12.812cm">
            <text:p/>
          </draw:line>
          <draw:polyline draw:z-index="39" draw:name="4 点付きの多折線 3" draw:style-name="gr9" draw:text-style-name="P6" svg:width="1.644cm" svg:height="2.944cm" draw:transform="rotate (-3.14159265358979) translate (13.002cm 15.579cm)" svg:viewBox="0 0 1645 2945" draw:points="0,0 1645,0 1645,89 1645,2945">
            <text:p/>
          </draw:polyline>
          <draw:polyline draw:z-index="40" draw:name="3 点付きの多折線 1" draw:style-name="gr9" draw:text-style-name="P6" svg:width="3.384cm" svg:height="6.022cm" draw:transform="rotate (1.5707963267949) translate (8.934cm 12.126cm)" svg:viewBox="0 0 3385 6023" draw:points="0,0 3385,0 3363,6023">
            <text:p/>
          </draw:polyline>
          <draw:custom-shape draw:z-index="41" draw:name="シェイプ 12" draw:style-name="gr2" draw:text-style-name="P3" svg:width="3.96cm" svg:height="1.27cm" svg:x="4.133cm" svg:y="7.669cm">
            <text:p text:style-name="P2"><text:span text:style-name="T1">クリア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42" draw:name="垂直線 24" draw:style-name="gr10" draw:text-style-name="P4" svg:x1="7.023cm" svg:y1="12.126cm" svg:x2="7.055cm" svg:y2="8.986cm">
            <text:p/>
          </draw:line>
          <draw:line draw:z-index="43" draw:name="水平線 10" draw:style-name="gr11" draw:text-style-name="P6" svg:x1="12.981cm" svg:y1="7.931cm" svg:x2="8.144cm" svg:y2="7.931cm">
            <text:p/>
          </draw:line>
          <draw:line draw:z-index="44" draw:name="水平線 11" draw:style-name="gr12" draw:text-style-name="P6" svg:x1="13.022cm" svg:y1="7.181cm" svg:x2="3.102cm" svg:y2="7.181cm">
            <text:p/>
          </draw:line>
          <draw:line draw:z-index="45" draw:name="水平線 12" draw:style-name="gr9" draw:text-style-name="P6" svg:x1="5.001cm" svg:y1="19.737cm" svg:x2="14.981cm" svg:y2="19.737cm">
            <text:p/>
          </draw:line>
          <draw:g draw:z-index="47">
            <draw:custom-shape draw:name="シェイプ 4" draw:style-name="gr13" draw:text-style-name="P7" svg:width="3.661cm" svg:height="1.389cm" svg:x="19.714cm" svg:y="18.723cm">
              <text:p text:style-name="P2"><text:span text:style-name="T2">ユーザー情報マスタ</text:span></text:p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name="シェイプ 6" draw:style-name="gr14" draw:text-style-name="P7" svg:width="3.662cm" svg:height="1.334cm" svg:x="19.71cm" svg:y="17.675cm">
              <text:p text:style-name="P2"><text:span text:style-name="T2">取引先マスタ</text:span></text:p>
  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</draw:g>
        </table:shapes>
        <table:table-column table:style-name="co1" table:number-columns-repeated="3" table:default-cell-style-name="Default"/>
        <table:table-column table:style-name="co1" table:number-columns-repeated="13" table:default-cell-style-name="ce1"/>
        <table:table-column table:style-name="co1" table:number-columns-repeated="13" table:default-cell-style-name="Default"/>
        <table:table-column table:style-name="co1" table:number-columns-repeated="14" table:default-cell-style-name="ce1"/>
        <table:table-column table:style-name="co2" table:number-columns-repeated="973" table:default-cell-style-name="ce1"/>
        <table:table-column table:style-name="co2" table:number-columns-repeated="8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8" office:value-type="string" calcext:value-type="string">
            <text:p>凡例</text:p>
          </table:table-cell>
          <table:table-cell table:style-name="ce9" table:number-columns-repeated="9"/>
          <table:table-cell table:style-name="ce9">
            <draw:custom-shape draw:z-index="3" draw:name="四角形: 角を丸くする 3" draw:style-name="gr15" draw:text-style-name="P8" svg:width="2.515cm" svg:height="0.832cm" svg:x="0.585cm" svg:y="0.297cm">
              <text:p/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9" table:number-columns-repeated="2"/>
          <table:table-cell table:style-name="ce10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11"/>
          <table:table-cell office:value-type="string" calcext:value-type="string">
            <text:p>ループ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>
            <draw:custom-shape draw:z-index="8" draw:name="四角形: 角を丸くする 5" draw:style-name="gr16" draw:text-style-name="P10" svg:width="3.938cm" svg:height="1.416cm" svg:x="0.047cm" svg:y="0.001cm">
              <text:p text:style-name="P9"><text:span text:style-name="T3">開始</text:span>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1"/>
          <table:table-cell table:number-columns-repeated="12"/>
          <table:table-cell table:style-name="ce11"/>
          <table:table-cell table:style-name="Default"/>
          <table:table-cell table:number-columns-repeated="4"/>
          <table:table-cell>
            <draw:custom-shape draw:z-index="1" draw:name="フローチャート: 手作業 1" draw:style-name="gr17" draw:text-style-name="P8" svg:width="2.636cm" svg:height="0.595cm" draw:transform="rotate (-3.14159265358979) translate (0.312cm 0.043cm)">
              <text:p/>
              <draw:enhanced-geometry svg:viewBox="0 0 5 5" draw:mirror-horizontal="false" draw:mirror-vertical="false" draw:text-areas="?f16 ?f18 ?f17 ?f19" draw:glue-points="?f13 ?f14 ?f15 ?f14" draw:type="non-primitive" draw:enhanced-path="M 0 0 L 5 0 4 5 1 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5"/>
                <draw:equation draw:name="f7" draw:formula="?f2 + ?f5"/>
                <draw:equation draw:name="f8" draw:formula="?f1 - ?f0"/>
                <draw:equation draw:name="f9" draw:formula="?f8 / 5"/>
                <draw:equation draw:name="f10" draw:formula="?f8 / 10"/>
                <draw:equation draw:name="f11" draw:formula="?f8 * 4 / 5"/>
                <draw:equation draw:name="f12" draw:formula="?f8 * 9 / 10"/>
                <draw:equation draw:name="f13" draw:formula="?f10 / ?f9"/>
                <draw:equation draw:name="f14" draw:formula="?f7 / ?f6"/>
                <draw:equation draw:name="f15" draw:formula="?f12 / ?f9"/>
                <draw:equation draw:name="f16" draw:formula="?f9 / ?f9"/>
                <draw:equation draw:name="f17" draw:formula="?f11 / ?f9"/>
                <draw:equation draw:name="f18" draw:formula="?f2 / ?f6"/>
                <draw:equation draw:name="f19" draw:formula="?f3 / ?f6"/>
              </draw:enhanced-geometry>
            </draw:custom-shape>
          </table:table-cell>
          <table:table-cell table:style-name="Default"/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11"/>
          <table:table-cell table:number-columns-repeated="2"/>
          <table:table-cell>
            <draw:custom-shape draw:z-index="2" draw:name="正方形/長方形 8" draw:style-name="gr18" draw:text-style-name="P8" svg:width="2.64cm" svg:height="0.722cm" svg:x="0.672cm" svg:y="0.193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7"/>
          <table:table-cell>
            <draw:custom-shape draw:z-index="4" draw:name="フローチャート: 結合子 2" draw:style-name="gr19" draw:text-style-name="P11" svg:width="0.872cm" svg:height="0.872cm" svg:x="0.429cm" svg:y="0.082cm">
              <text:p/>
  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/>
          <table:table-cell table:style-name="ce1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3"/>
          <table:table-cell table:style-name="ce11"/>
          <table:table-cell table:style-name="Default" office:value-type="string" calcext:value-type="string">
            <text:p>処理名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number-columns-repeated="12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style-name="Default" table:number-columns-repeated="2"/>
          <table:table-cell table:style-name="Default">
            <draw:custom-shape draw:z-index="0" draw:name="正方形/長方形 6" draw:style-name="gr20" draw:text-style-name="P10" svg:width="2.701cm" svg:height="0.974cm" svg:x="0.64cm" svg:y="0.15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9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14" draw:name="フローチャート: 判断 9" draw:style-name="gr21" draw:text-style-name="P12" svg:width="3.98cm" svg:height="1.9cm" svg:x="0.981cm" svg:y="0.484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3"/>
          <table:table-cell table:style-name="ce1" table:number-columns-repeated="4"/>
          <table:table-cell table:number-columns-repeated="9"/>
          <table:table-cell table:style-name="ce11"/>
          <table:table-cell table:style-name="ce31" office:value-type="string" calcext:value-type="string">
            <text:p>ボタン押下：</text:p>
          </table:table-cell>
          <table:table-cell table:style-name="ce31" table:number-columns-repeated="11"/>
          <table:table-cell table:style-name="ce13"/>
          <table:table-cell table:number-columns-repeated="981"/>
        </table:table-row>
        <table:table-row table:style-name="ro1">
          <table:table-cell/>
          <table:table-cell>
            <draw:custom-shape draw:z-index="10" draw:name="正方形/長方形 20" draw:style-name="gr22" draw:text-style-name="P13" svg:width="4.05cm" svg:height="1.759cm" svg:x="0.111cm" svg:y="0.143cm">
              <text:p text:style-name="P9"><text:span text:style-name="T4">更新画面</text:span></text:p>
              <text:p text:style-name="P9"><text:span text:style-name="T4">初期画面表示</text:span></text:p>
              <text:p text:style-name="P9"><text:span text:style-name="T4">(</text:span><text:span text:style-name="T4">参照・操作権限無</text:span><text:span text:style-name="T4">)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Default" table:number-columns-repeated="8"/>
          <table:table-cell>
            <draw:custom-shape draw:z-index="27" draw:name="正方形/長方形 31" draw:style-name="gr23" draw:text-style-name="P14" svg:width="1.412cm" svg:height="0.914cm" svg:x="0.029cm" svg:y="0.137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>
            <draw:custom-shape draw:z-index="19" draw:name="正方形/長方形 28" draw:style-name="gr24" draw:text-style-name="P16" svg:width="3.32cm" svg:height="0.974cm" svg:x="0.381cm" svg:y="0.467cm">
              <text:p text:style-name="P15"><text:span text:style-name="T6">参照・操作</text:span></text:p>
              <text:p text:style-name="P15"><text:span text:style-name="T6">権限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4"/>
          <table:table-cell table:number-columns-repeated="9"/>
          <table:table-cell table:style-name="ce28"/>
          <table:table-cell table:style-name="ce3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28"/>
          <table:table-cell table:style-name="ce32" table:number-columns-repeated="9"/>
          <table:table-cell table:style-name="ce32">
            <draw:custom-shape draw:z-index="6" draw:name="フローチャート: 判断 1" draw:style-name="gr25" draw:text-style-name="P8" svg:width="2.665cm" svg:height="0.946cm" svg:x="0.521cm" svg:y="0.194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style-name="ce32" table:number-columns-repeated="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28"/>
          <table:table-cell office:value-type="string" calcext:value-type="string">
            <text:p>処理の流れ：</text:p>
          </table:table-cell>
          <table:table-cell/>
          <table:table-cell>
            <draw:connector draw:z-index="5" draw:name="直線矢印コネクタ 1" draw:style-name="gr26" draw:text-style-name="P1" draw:type="line" svg:x1="0.747cm" svg:y1="0.307cm" svg:x2="3.262cm" svg:y2="0.307cm" svg:d="M32751 5175h2515" svg:viewBox="0 0 2516 1">
              <text:p/>
            </draw:connector>
          </table:table-cell>
          <table:table-cell table:number-columns-repeated="3"/>
          <table:table-cell office:value-type="string" calcext:value-type="string">
            <text:p>条件：</text:p>
          </table:table-cell>
          <table:table-cell table:number-columns-repeated="5"/>
          <table:table-cell table:style-name="ce39"/>
          <table:table-cell table:number-columns-repeated="981"/>
        </table:table-row>
        <table:table-row table:style-name="ro1">
          <table:table-cell table:number-columns-repeated="3"/>
          <table:table-cell>
            <draw:line draw:z-index="23" draw:name="垂直線 20" draw:style-name="gr3" draw:text-style-name="P4" svg:x1="0.089cm" svg:y1="0.465cm" svg:x2="0.067cm" svg:y2="13.61cm">
              <text:p/>
            </draw:line>
          </table:table-cell>
          <table:table-cell table:style-name="Default" table:number-columns-repeated="8"/>
          <table:table-cell table:number-columns-repeated="2"/>
          <table:table-cell>
            <draw:custom-shape draw:z-index="29" draw:name="正方形/長方形 33" draw:style-name="gr27" draw:text-style-name="P14" svg:width="1.914cm" svg:height="0.92cm" svg:x="0.406cm" svg:y="0.149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 table:style-name="ce1" table:number-columns-repeated="8"/>
          <table:table-cell table:number-columns-repeated="5"/>
          <table:table-cell table:style-name="ce28"/>
          <table:table-cell table:style-name="ce3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ce29"/>
          <table:table-cell table:style-name="ce33" table:number-columns-repeated="12"/>
          <table:table-cell table:style-name="ce4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13" draw:name="正方形/長方形 26" draw:style-name="gr28" draw:text-style-name="P10" svg:width="3.959cm" svg:height="1.424cm" svg:x="0.002cm" svg:y="0.475cm">
              <text:p text:style-name="P9"><text:span text:style-name="T3">更新画面</text:span></text:p>
              <text:p text:style-name="P9"><text:span text:style-name="T3">初期画面表示</text:span></text:p>
              <text:p text:style-name="P9"><text:span text:style-name="T4">(</text:span><text:span text:style-name="T4">取引先</text:span><text:span text:style-name="T4">ID</text:span><text:span text:style-name="T4">入力不可</text:span><text:span text:style-name="T4">)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>
            <draw:line draw:z-index="32" draw:name="垂直線 22" draw:style-name="gr4" draw:text-style-name="P4" svg:x1="0.975cm" svg:y1="0.415cm" svg:x2="0.975cm" svg:y2="1.412cm">
              <text:p/>
            </draw:line>
          </table:table-cell>
          <table:table-cell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3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3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12" draw:name="フローチャート: 判断 8" draw:style-name="gr29" draw:text-style-name="P17" svg:width="3.98cm" svg:height="1.9cm" svg:x="0.981cm" svg:y="0.465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number-columns-repeated="3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Default">
            <draw:custom-shape draw:z-index="46" draw:name="正方形/長方形 36" draw:style-name="gr28" draw:text-style-name="P10" svg:width="3.959cm" svg:height="1.424cm" svg:x="0.981cm" svg:y="0.365cm">
              <text:p text:style-name="P9"><text:span text:style-name="T3">更新画面</text:span></text:p>
              <text:p text:style-name="P9"><text:span text:style-name="T3">エラー表示</text:span></text:p>
              <text:p text:style-name="P9"><text:span text:style-name="T4">(</text:span><text:span text:style-name="T4">取引先</text:span><text:span text:style-name="T4">ID</text:span><text:span text:style-name="T4">入力不可</text:span><text:span text:style-name="T4">)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6"/>
          <table:table-cell>
            <draw:custom-shape draw:z-index="28" draw:name="正方形/長方形 32" draw:style-name="gr30" draw:text-style-name="P14" svg:width="0.861cm" svg:height="0.92cm" svg:x="0.188cm" svg:y="0.046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>
            <draw:custom-shape draw:z-index="16" draw:name="正方形/長方形 27" draw:style-name="gr24" draw:text-style-name="P16" svg:width="3.32cm" svg:height="0.974cm" svg:x="0.397cm" svg:y="0.429cm">
              <text:p text:style-name="P15"><text:span text:style-name="T6">入力チェック</text:span></text:p>
              <text:p text:style-name="P15"><text:span text:style-name="T6">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3"/>
          <table:table-cell table:style-name="ce23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30" draw:name="正方形/長方形 34" draw:style-name="gr23" draw:text-style-name="P14" svg:width="1.412cm" svg:height="0.914cm" svg:x="0.83cm" svg:y="0.196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31" draw:name="正方形/長方形 35" draw:style-name="gr31" draw:text-style-name="P14" svg:width="0.766cm" svg:height="0.92cm" svg:x="0.288cm" svg:y="0.016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>
            <draw:custom-shape draw:z-index="11" draw:name="フローチャート: 判断 7" draw:style-name="gr32" draw:text-style-name="P10" svg:width="3.98cm" svg:height="1.947cm" svg:x="0cm" svg:y="0.019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z-index="21" draw:name="正方形/長方形 29" draw:style-name="gr33" draw:text-style-name="P18" svg:width="3.32cm" svg:height="1.123cm" svg:x="0.46cm" svg:y="0.461cm">
              <text:p text:style-name="P2"><text:span text:style-name="T6">整合性チェック</text:span></text:p>
              <text:p text:style-name="P2"><text:span text:style-name="T6">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25" draw:name="正方形/長方形 30" draw:style-name="gr23" draw:text-style-name="P14" svg:width="1.412cm" svg:height="0.914cm" svg:x="0.83cm" svg:y="0.196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>
            <draw:line table:end-cell-address="フローチャート図_更新_旧.O37" table:end-x="1cm" table:end-y="0.317cm" draw:z-index="18" draw:style-name="gr3" draw:text-style-name="P4" svg:x1="0.976cm" svg:y1="0.049cm" svg:x2="1cm" svg:y2="1.291cm">
              <text:p/>
            </draw:line>
          </table:table-cell>
          <table:table-cell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9" draw:name="正方形/長方形 10" draw:style-name="gr34" draw:text-style-name="P10" svg:width="3.959cm" svg:height="1.274cm" svg:x="0.883cm" svg:y="0.286cm">
              <text:p text:style-name="P9"><text:span text:style-name="T3">取引先情報</text:span></text:p>
              <text:p text:style-name="P9"><text:span text:style-name="T3">更新処理完了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4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35" draw:name="四角形: 角を丸くする 6" draw:style-name="gr35" draw:text-style-name="P10" svg:width="3.819cm" svg:height="1.295cm" svg:x="0.002cm" svg:y="0.469cm">
              <text:p text:style-name="P9"><text:span text:style-name="T3">終了</text:span>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3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2"/>
          <table:table-cell table:style-name="ce1" table:number-columns-repeated="6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2"/>
          <table:table-cell table:style-name="ce1" table:number-columns-repeated="6"/>
          <table:table-cell table:number-columns-repeated="15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2"/>
          <table:table-cell table:style-name="ce1" table:number-columns-repeated="6"/>
          <table:table-cell table:number-columns-repeated="17"/>
          <table:table-cell table:style-name="Default"/>
          <table:table-cell table:number-columns-repeated="982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2"/>
          <table:table-cell table:style-name="ce1" table:number-columns-repeated="6"/>
          <table:table-cell table:number-columns-repeated="16"/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2"/>
          <table:table-cell table:style-name="ce1" table:number-columns-repeated="6"/>
          <table:table-cell table:number-columns-repeated="16"/>
          <table:table-cell table:style-name="Default"/>
          <table:table-cell table:number-columns-repeated="983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5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4"/>
          <table:table-cell table:style-name="ce1" table:number-columns-repeated="4"/>
          <table:table-cell table:number-columns-repeated="15"/>
          <table:table-cell table:style-name="Default"/>
          <table:table-cell table:number-columns-repeated="984"/>
        </table:table-row>
        <table:table-row table:style-name="ro1" table:number-rows-repeated="5">
          <table:table-cell table:number-columns-repeated="3"/>
          <table:table-cell table:style-name="Default" table:number-columns-repeated="13"/>
          <table:table-cell table:number-columns-repeated="4"/>
          <table:table-cell table:style-name="ce1" table:number-columns-repeated="4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00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更新履歴" table:style-name="ta1">
        <table:table-column table:style-name="co3" table:number-columns-repeated="2" table:default-cell-style-name="ce24"/>
        <table:table-column table:style-name="co4" table:number-columns-repeated="3" table:default-cell-style-name="ce24"/>
        <table:table-column table:style-name="co3" table:number-columns-repeated="2" table:default-cell-style-name="ce24"/>
        <table:table-column table:style-name="co4" table:number-columns-repeated="3" table:default-cell-style-name="ce24"/>
        <table:table-column table:style-name="co3" table:number-columns-repeated="2" table:default-cell-style-name="ce24"/>
        <table:table-column table:style-name="co4" table:number-columns-repeated="3" table:default-cell-style-name="ce24"/>
        <table:table-column table:style-name="co5" table:number-columns-repeated="5" table:default-cell-style-name="ce24"/>
        <table:table-column table:style-name="co6" table:number-columns-repeated="1004" table:default-cell-style-name="ce24"/>
        <table:table-row table:style-name="ro2">
          <table:table-cell table:style-name="ce34" office:value-type="string" calcext:value-type="string" table:number-columns-spanned="2" table:number-rows-spanned="2">
            <text:p>プロジェクト名</text:p>
          </table:table-cell>
          <table:covered-table-cell/>
          <table:table-cell table:style-name="ce7" office:value-type="string" calcext:value-type="string" table:number-columns-spanned="3" table:number-rows-spanned="2">
            <text:p>B-FORME 〇〇工場開発システム</text:p>
          </table:table-cell>
          <table:covered-table-cell table:number-columns-repeated="2"/>
          <table:table-cell table:style-name="ce34" office:value-type="string" calcext:value-type="string" table:number-columns-spanned="2" table:number-rows-spanned="2">
            <text:p>機能名</text:p>
          </table:table-cell>
          <table:covered-table-cell/>
          <table:table-cell table:style-name="ce42" office:value-type="string" calcext:value-type="string" table:number-columns-spanned="3" table:number-rows-spanned="2">
            <text:p>取引先情報</text:p>
          </table:table-cell>
          <table:covered-table-cell table:number-columns-repeated="2"/>
          <table:table-cell table:style-name="ce43" office:value-type="string" calcext:value-type="string" table:number-columns-spanned="2" table:number-rows-spanned="1">
            <text:p>作成日</text:p>
          </table:table-cell>
          <table:covered-table-cell/>
          <table:table-cell table:style-name="ce44" table:formula="of:=[.B5]" office:value-type="date" office:date-value="2022-06-22" calcext:value-type="date" table:number-columns-spanned="3" table:number-rows-spanned="1">
            <text:p>2022/06/22</text:p>
          </table:table-cell>
          <table:covered-table-cell table:number-columns-repeated="2" table:style-name="ce46"/>
          <table:table-cell table:number-columns-repeated="1009"/>
        </table:table-row>
        <table:table-row table:style-name="ro2">
          <table:covered-table-cell table:number-columns-repeated="10"/>
          <table:table-cell table:style-name="ce43" office:value-type="string" calcext:value-type="string" table:number-columns-spanned="2" table:number-rows-spanned="1">
            <text:p>更新日</text:p>
          </table:table-cell>
          <table:covered-table-cell/>
          <table:table-cell table:style-name="ce44" table:formula="of:=MAX([.B5:.B23])" office:value-type="date" office:date-value="2022-06-28" calcext:value-type="date" table:number-columns-spanned="3" table:number-rows-spanned="1">
            <text:p>2022/06/28</text:p>
          </table:table-cell>
          <table:covered-table-cell table:number-columns-repeated="2" table:style-name="ce46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 calcext:value-type="string">
            <text:p>No</text:p>
          </table:table-cell>
          <table:table-cell table:style-name="ce25" office:value-type="string" calcext:value-type="string" table:number-columns-spanned="2" table:number-rows-spanned="1">
            <text:p>年月日</text:p>
          </table:table-cell>
          <table:covered-table-cell/>
          <table:table-cell table:style-name="ce25" office:value-type="string" calcext:value-type="string" table:number-columns-spanned="10" table:number-rows-spanned="1">
            <text:p>内容</text:p>
          </table:table-cell>
          <table:covered-table-cell table:number-columns-repeated="9"/>
          <table:table-cell table:style-name="ce25" office:value-type="string" calcext:value-type="string" table:number-columns-spanned="2" table:number-rows-spanned="1">
            <text:p>更新者</text:p>
          </table:table-cell>
          <table:covered-table-cell/>
          <table:table-cell table:number-columns-repeated="1009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38" office:value-type="date" office:date-value="2022-06-22" calcext:value-type="date" table:number-columns-spanned="2" table:number-rows-spanned="1">
            <text:p>2022/06/22</text:p>
          </table:table-cell>
          <table:covered-table-cell/>
          <table:table-cell table:style-name="ce40" office:value-type="string" calcext:value-type="string">
            <text:p>新規作成</text:p>
          </table:table-cell>
          <table:table-cell table:style-name="ce41" table:number-columns-repeated="8"/>
          <table:table-cell table:style-name="ce45"/>
          <table:table-cell table:style-name="ce51" office:value-type="string" calcext:value-type="string" table:number-columns-spanned="2" table:number-rows-spanned="1">
            <text:p>辻野</text:p>
          </table:table-cell>
          <table:covered-table-cell/>
          <table:table-cell table:number-columns-repeated="1009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38" office:value-type="date" office:date-value="2022-06-23" calcext:value-type="date" table:number-columns-spanned="2" table:number-rows-spanned="1">
            <text:p>2022/06/23</text:p>
          </table:table-cell>
          <table:covered-table-cell/>
          <table:table-cell table:style-name="ce40" office:value-type="string" calcext:value-type="string">
            <text:p>フローチャート作成</text:p>
          </table:table-cell>
          <table:table-cell table:style-name="ce41" table:number-columns-repeated="8"/>
          <table:table-cell table:style-name="ce45"/>
          <table:table-cell table:style-name="ce51" office:value-type="string" calcext:value-type="string" table:number-columns-spanned="2" table:number-rows-spanned="1">
            <text:p>辻野</text:p>
          </table:table-cell>
          <table:covered-table-cell/>
          <table:table-cell table:number-columns-repeated="1009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38" office:value-type="date" office:date-value="2022-06-24" calcext:value-type="date" table:number-columns-spanned="2" table:number-rows-spanned="1">
            <text:p>2022/06/24</text:p>
          </table:table-cell>
          <table:covered-table-cell/>
          <table:table-cell table:style-name="ce40" office:value-type="string" calcext:value-type="string">
            <text:p>フローチャート作成</text:p>
          </table:table-cell>
          <table:table-cell table:style-name="ce41" table:number-columns-repeated="8"/>
          <table:table-cell table:style-name="ce45"/>
          <table:table-cell table:style-name="ce51" office:value-type="string" calcext:value-type="string" table:number-columns-spanned="2" table:number-rows-spanned="1">
            <text:p>辻野</text:p>
          </table:table-cell>
          <table:covered-table-cell/>
          <table:table-cell table:number-columns-repeated="1009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38" office:value-type="date" office:date-value="2022-06-28" calcext:value-type="date" table:number-columns-spanned="2" table:number-rows-spanned="1">
            <text:p>2022/06/28</text:p>
          </table:table-cell>
          <table:covered-table-cell/>
          <table:table-cell table:style-name="ce40" office:value-type="string" calcext:value-type="string">
            <text:p>フローチャート修正</text:p>
          </table:table-cell>
          <table:table-cell table:style-name="ce41" table:number-columns-repeated="8"/>
          <table:table-cell table:style-name="ce45"/>
          <table:table-cell table:style-name="ce51" office:value-type="string" calcext:value-type="string" table:number-columns-spanned="2" table:number-rows-spanned="1">
            <text:p>辻野</text:p>
          </table:table-cell>
          <table:covered-table-cell/>
          <table:table-cell table:number-columns-repeated="1009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38" table:number-columns-spanned="2" table:number-rows-spanned="1"/>
          <table:covered-table-cell/>
          <table:table-cell table:style-name="ce40"/>
          <table:table-cell table:style-name="ce41" table:number-columns-repeated="8"/>
          <table:table-cell table:style-name="ce45"/>
          <table:table-cell table:style-name="ce51" table:number-columns-spanned="2" table:number-rows-spanned="1"/>
          <table:covered-table-cell/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フローチャート図_登録" table:style-name="ta1">
        <table:shapes>
          <draw:custom-shape draw:z-index="7" draw:name="シェイプ 2" draw:style-name="gr1" draw:text-style-name="P1" svg:width="2.761cm" svg:height="0.993cm" svg:x="32.604cm" svg:y="3.05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10" draw:name="垂直線 1" draw:style-name="gr3" draw:text-style-name="P4" svg:x1="15.002cm" svg:y1="2.41cm" svg:x2="14.993cm" svg:y2="3.876cm">
            <text:p/>
          </draw:line>
          <draw:g draw:z-index="11">
            <draw:custom-shape draw:name="フローチャート: 判断 5" draw:style-name="gr21" draw:text-style-name="P12" svg:width="3.98cm" svg:height="1.9cm" svg:x="12.983cm" svg:y="3.892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14" draw:style-name="gr24" draw:text-style-name="P16" svg:width="3.32cm" svg:height="0.974cm" svg:x="13.383cm" svg:y="4.362cm">
              <text:p text:style-name="P15"><text:span text:style-name="T6">参照・操作</text:span></text:p>
              <text:p text:style-name="P15"><text:span text:style-name="T6">権限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line draw:z-index="12" draw:name="垂直線 8" draw:style-name="gr3" draw:text-style-name="P4" svg:x1="14.993cm" svg:y1="5.804cm" svg:x2="14.993cm" svg:y2="6.778cm">
            <text:p/>
          </draw:line>
          <draw:line draw:z-index="14" draw:name="垂直線 2" draw:style-name="gr36" draw:text-style-name="P4" svg:x1="14.951cm" svg:y1="10.446cm" svg:x2="14.952cm" svg:y2="11.566cm">
            <text:p/>
          </draw:line>
          <draw:custom-shape draw:z-index="15" draw:name="シェイプ 1" draw:style-name="gr2" draw:text-style-name="P3" svg:width="3.96cm" svg:height="1.27cm" svg:x="12.982cm" svg:y="9.23cm">
            <text:p text:style-name="P2"><text:span text:style-name="T1">登録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z-index="19" draw:name="シェイプ 5" draw:style-name="gr2" draw:text-style-name="P3" svg:width="3.96cm" svg:height="1.27cm" svg:x="23.68cm" svg:y="9.23cm">
            <text:p text:style-name="P2"><text:span text:style-name="T1">クリア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g draw:z-index="21">
            <draw:custom-shape draw:name="フローチャート: 判断 4" draw:style-name="gr29" draw:text-style-name="P17" svg:width="3.98cm" svg:height="1.9cm" svg:x="12.983cm" svg:y="11.587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4" draw:style-name="gr24" draw:text-style-name="P16" svg:width="3.32cm" svg:height="0.974cm" svg:x="13.399cm" svg:y="12.038cm">
              <text:p text:style-name="P15"><text:span text:style-name="T6">入力チェック</text:span></text:p>
              <text:p text:style-name="P15"><text:span text:style-name="T6">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g draw:z-index="23">
            <draw:custom-shape draw:name="フローチャート: 判断 2" draw:style-name="gr32" draw:text-style-name="P10" svg:width="3.98cm" svg:height="1.947cm" svg:x="13.022cm" svg:y="14.562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13" draw:style-name="gr33" draw:text-style-name="P18" svg:width="3.32cm" svg:height="1.123cm" svg:x="13.482cm" svg:y="15.004cm">
              <text:p text:style-name="P2"><text:span text:style-name="T6">整合性チェック</text:span></text:p>
              <text:p text:style-name="P2"><text:span text:style-name="T6">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line draw:z-index="24" draw:name="垂直線 9" draw:style-name="gr36" draw:text-style-name="P4" svg:x1="14.991cm" svg:y1="13.479cm" svg:x2="14.991cm" svg:y2="14.551cm">
            <text:p/>
          </draw:line>
          <draw:line draw:z-index="29" draw:name="水平線 1" draw:style-name="gr37" draw:text-style-name="P5" svg:x1="9.843cm" svg:y1="15.556cm" svg:x2="12.933cm" svg:y2="15.556cm">
            <text:p/>
          </draw:line>
          <draw:line draw:z-index="30" draw:name="垂直線 6" draw:style-name="gr36" draw:text-style-name="P4" svg:x1="14.981cm" svg:y1="21.482cm" svg:x2="15.002cm" svg:y2="26.232cm">
            <text:p/>
          </draw:line>
          <draw:line draw:z-index="32" draw:name="水平線 2" draw:style-name="gr38" draw:text-style-name="P6" svg:x1="16.804cm" svg:y1="20.868cm" svg:x2="18.915cm" svg:y2="20.868cm">
            <text:p/>
          </draw:line>
          <draw:custom-shape draw:z-index="33" draw:name="シェイプ 6" draw:style-name="gr14" draw:text-style-name="P7" svg:width="3.662cm" svg:height="1.334cm" svg:x="18.96cm" svg:y="20.194cm">
            <text:p text:style-name="P2"><text:span text:style-name="T2">取引先マスタ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z-index="34" draw:name="線 3" draw:style-name="gr39" draw:text-style-name="P6" svg:x1="7.965cm" svg:y1="23.349cm" svg:x2="15.003cm" svg:y2="23.41cm">
            <text:p/>
          </draw:line>
          <draw:g draw:z-index="35">
            <draw:custom-shape draw:name="フローチャート: 判断 6" draw:style-name="gr40" draw:text-style-name="P17" svg:width="3.98cm" svg:height="1.947cm" svg:x="13.025cm" svg:y="17.611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21" draw:style-name="gr33" draw:text-style-name="P18" svg:width="3.32cm" svg:height="1.123cm" svg:x="13.424cm" svg:y="18.01cm">
              <text:p text:style-name="P2"><text:span text:style-name="T6">重複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line draw:z-index="36" draw:name="垂直線 5" draw:style-name="gr36" draw:text-style-name="P4" svg:x1="15.002cm" svg:y1="16.552cm" svg:x2="15.002cm" svg:y2="17.624cm">
            <text:p/>
          </draw:line>
          <draw:polyline draw:z-index="37" draw:name="4 点付きの多折線 2" draw:style-name="gr39" draw:text-style-name="P6" svg:width="1.553cm" svg:height="6.064cm" draw:transform="rotate (-3.14159265358979) translate (13.025cm 18.581cm)" svg:viewBox="0 0 1554 6065" draw:points="0,0 1554,0 1554,6065 42,6065">
            <text:p/>
          </draw:polyline>
          <draw:line draw:z-index="42" draw:name="線 1" draw:style-name="gr41" draw:text-style-name="P6" svg:x1="28.502cm" svg:y1="4.86cm" svg:x2="16.982cm" svg:y2="4.831cm">
            <text:p/>
          </draw:line>
          <draw:line draw:z-index="43" draw:name="垂直線 7" draw:style-name="gr42" draw:text-style-name="P4" svg:x1="28.504cm" svg:y1="4.847cm" svg:x2="28.504cm" svg:y2="12.685cm">
            <text:p/>
          </draw:line>
          <draw:custom-shape draw:z-index="44" draw:name="シェイプ 8" draw:style-name="gr2" draw:text-style-name="P3" svg:width="3.96cm" svg:height="1.27cm" svg:x="18.46cm" svg:y="9.23cm">
            <text:p text:style-name="P2"><text:span text:style-name="T1">戻る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45" draw:name="水平線 3" draw:style-name="gr8" draw:text-style-name="P5" svg:x1="25.481cm" svg:y1="12.705cm" svg:x2="28.511cm" svg:y2="12.682cm">
            <text:p/>
          </draw:line>
          <draw:line draw:z-index="46" draw:name="垂直線 10" draw:style-name="gr42" draw:text-style-name="P4" svg:x1="25.495cm" svg:y1="10.521cm" svg:x2="25.495cm" svg:y2="12.725cm">
            <text:p/>
          </draw:line>
          <draw:line draw:z-index="47" draw:name="線 5" draw:style-name="gr39" draw:text-style-name="P6" svg:x1="25.505cm" svg:y1="8.613cm" svg:x2="14.963cm" svg:y2="8.656cm">
            <text:p/>
          </draw:line>
          <draw:line draw:z-index="49" draw:name="線 4" draw:style-name="gr39" draw:text-style-name="P6" svg:x1="12.956cm" svg:y1="4.847cm" svg:x2="7.808cm" svg:y2="4.868cm">
            <text:p/>
          </draw:line>
          <draw:line draw:z-index="50" draw:name="垂直線 13" draw:style-name="gr42" draw:text-style-name="P4" svg:x1="8.001cm" svg:y1="16.227cm" svg:x2="8.001cm" svg:y2="23.323cm">
            <text:p/>
          </draw:line>
          <draw:custom-shape draw:z-index="51" draw:name="シェイプ 9" draw:style-name="gr43" draw:text-style-name="P20" svg:width="6.74cm" svg:height="2.7cm" svg:x="21.611cm" svg:y="16.131cm">
            <text:p text:style-name="P19">ユーザー情報マスタと</text:p>
            <text:p text:style-name="P19">所属マスタは</text:p>
            <text:p text:style-name="P19">登録・更新はしないです</text:p>
            <draw:enhanced-geometry svg:viewBox="0 0 21600 21600" draw:glue-points="10800 0 0 10800 10800 21600 21600 10800 ?f40 ?f41" draw:text-areas="0 0 21600 21600" draw:type="rectangular-callout" draw:modifiers="-2646.72897196262 21943.87263976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52" draw:name="垂直線 14" draw:style-name="gr42" draw:text-style-name="P4" svg:x1="20.503cm" svg:y1="10.468cm" svg:x2="20.503cm" svg:y2="13.72cm">
            <text:p/>
          </draw:line>
          <draw:line draw:z-index="54" draw:name="線 6" draw:style-name="gr39" draw:text-style-name="P6" svg:x1="29.699cm" svg:y1="13.706cm" svg:x2="20.481cm" svg:y2="13.743cm">
            <text:p/>
          </draw:line>
          <draw:line draw:z-index="55" draw:name="垂直線 16" draw:style-name="gr42" draw:text-style-name="P4" svg:x1="29.721cm" svg:y1="13.698cm" svg:x2="29.721cm" svg:y2="23.413cm">
            <text:p/>
          </draw:line>
          <draw:line draw:z-index="56" draw:name="線 7" draw:style-name="gr39" draw:text-style-name="P6" svg:x1="29.721cm" svg:y1="23.365cm" svg:x2="14.958cm" svg:y2="23.423cm">
            <text:p/>
          </draw:line>
        </table:shapes>
        <table:table-column table:style-name="co1" table:number-columns-repeated="3" table:default-cell-style-name="Default"/>
        <table:table-column table:style-name="co1" table:number-columns-repeated="13" table:default-cell-style-name="ce1"/>
        <table:table-column table:style-name="co1" table:number-columns-repeated="13" table:default-cell-style-name="Default"/>
        <table:table-column table:style-name="co1" table:number-columns-repeated="14" table:default-cell-style-name="ce1"/>
        <table:table-column table:style-name="co2" table:number-columns-repeated="973" table:default-cell-style-name="ce1"/>
        <table:table-column table:style-name="co2" table:number-columns-repeated="8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8" office:value-type="string" calcext:value-type="string">
            <text:p>凡例</text:p>
          </table:table-cell>
          <table:table-cell table:style-name="ce9" table:number-columns-repeated="9"/>
          <table:table-cell table:style-name="ce9">
            <draw:custom-shape draw:z-index="3" draw:name="四角形: 角を丸くする 4" draw:style-name="gr15" draw:text-style-name="P8" svg:width="2.515cm" svg:height="0.832cm" svg:x="0.585cm" svg:y="0.297cm">
              <text:p/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9" table:number-columns-repeated="2"/>
          <table:table-cell table:style-name="ce10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11"/>
          <table:table-cell office:value-type="string" calcext:value-type="string">
            <text:p>ループ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>
            <draw:custom-shape draw:z-index="8" draw:name="四角形: 角を丸くする 1" draw:style-name="gr16" draw:text-style-name="P10" svg:width="3.938cm" svg:height="1.416cm" svg:x="0.047cm" svg:y="0.001cm">
              <text:p text:style-name="P9"><text:span text:style-name="T3">開始</text:span>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1"/>
          <table:table-cell table:number-columns-repeated="12"/>
          <table:table-cell table:style-name="ce11"/>
          <table:table-cell table:style-name="Default"/>
          <table:table-cell table:number-columns-repeated="4"/>
          <table:table-cell>
            <draw:custom-shape draw:z-index="1" draw:name="フローチャート: 手作業 3" draw:style-name="gr17" draw:text-style-name="P8" svg:width="2.636cm" svg:height="0.595cm" draw:transform="rotate (-3.14159265358979) translate (0.312cm 0.043cm)">
              <text:p/>
              <draw:enhanced-geometry svg:viewBox="0 0 5 5" draw:mirror-horizontal="false" draw:mirror-vertical="false" draw:text-areas="?f16 ?f18 ?f17 ?f19" draw:glue-points="?f13 ?f14 ?f15 ?f14" draw:type="non-primitive" draw:enhanced-path="M 0 0 L 5 0 4 5 1 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5"/>
                <draw:equation draw:name="f7" draw:formula="?f2 + ?f5"/>
                <draw:equation draw:name="f8" draw:formula="?f1 - ?f0"/>
                <draw:equation draw:name="f9" draw:formula="?f8 / 5"/>
                <draw:equation draw:name="f10" draw:formula="?f8 / 10"/>
                <draw:equation draw:name="f11" draw:formula="?f8 * 4 / 5"/>
                <draw:equation draw:name="f12" draw:formula="?f8 * 9 / 10"/>
                <draw:equation draw:name="f13" draw:formula="?f10 / ?f9"/>
                <draw:equation draw:name="f14" draw:formula="?f7 / ?f6"/>
                <draw:equation draw:name="f15" draw:formula="?f12 / ?f9"/>
                <draw:equation draw:name="f16" draw:formula="?f9 / ?f9"/>
                <draw:equation draw:name="f17" draw:formula="?f11 / ?f9"/>
                <draw:equation draw:name="f18" draw:formula="?f2 / ?f6"/>
                <draw:equation draw:name="f19" draw:formula="?f3 / ?f6"/>
              </draw:enhanced-geometry>
            </draw:custom-shape>
          </table:table-cell>
          <table:table-cell table:style-name="Default"/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11"/>
          <table:table-cell table:number-columns-repeated="2"/>
          <table:table-cell>
            <draw:custom-shape draw:z-index="2" draw:name="正方形/長方形 12" draw:style-name="gr18" draw:text-style-name="P8" svg:width="2.64cm" svg:height="0.722cm" svg:x="0.672cm" svg:y="0.193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7"/>
          <table:table-cell>
            <draw:custom-shape draw:z-index="4" draw:name="フローチャート: 結合子 1" draw:style-name="gr19" draw:text-style-name="P11" svg:width="0.872cm" svg:height="0.872cm" svg:x="0.429cm" svg:y="0.082cm">
              <text:p/>
  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/>
          <table:table-cell table:style-name="ce1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3"/>
          <table:table-cell table:style-name="ce11"/>
          <table:table-cell table:style-name="Default" office:value-type="string" calcext:value-type="string">
            <text:p>処理名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number-columns-repeated="12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style-name="Default" table:number-columns-repeated="2"/>
          <table:table-cell table:style-name="Default">
            <draw:custom-shape draw:z-index="0" draw:name="正方形/長方形 19" draw:style-name="gr20" draw:text-style-name="P10" svg:width="2.701cm" svg:height="0.974cm" svg:x="0.64cm" svg:y="0.15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9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style-name="ce31" office:value-type="string" calcext:value-type="string">
            <text:p>ボタン押下：</text:p>
          </table:table-cell>
          <table:table-cell table:style-name="ce31" table:number-columns-repeated="11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16" draw:name="正方形/長方形 15" draw:style-name="gr23" draw:text-style-name="P14" svg:width="1.412cm" svg:height="0.914cm" svg:x="0.029cm" svg:y="0.137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4"/>
          <table:table-cell table:number-columns-repeated="9"/>
          <table:table-cell table:style-name="ce28"/>
          <table:table-cell table:style-name="ce3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Default">
            <draw:line draw:z-index="13" draw:name="垂直線 12" draw:style-name="gr36" draw:text-style-name="P4" svg:x1="0.854cm" svg:y1="0.475cm" svg:x2="0.965cm" svg:y2="10.688cm">
              <text:p/>
            </draw:line>
          </table:table-cell>
          <table:table-cell table:style-name="Default" table:number-columns-repeated="4"/>
          <table:table-cell table:number-columns-repeated="4"/>
          <table:table-cell table:style-name="ce1" table:number-columns-repeated="4"/>
          <table:table-cell table:number-columns-repeated="9"/>
          <table:table-cell table:style-name="ce28"/>
          <table:table-cell table:style-name="ce32" table:number-columns-repeated="9"/>
          <table:table-cell table:style-name="ce32">
            <draw:custom-shape draw:z-index="6" draw:name="フローチャート: 判断 3" draw:style-name="gr25" draw:text-style-name="P8" svg:width="2.665cm" svg:height="0.946cm" svg:x="0.521cm" svg:y="0.194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style-name="ce32" table:number-columns-repeated="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28"/>
          <table:table-cell office:value-type="string" calcext:value-type="string">
            <text:p>処理の流れ：</text:p>
          </table:table-cell>
          <table:table-cell/>
          <table:table-cell>
            <draw:connector draw:z-index="5" draw:name="直線矢印コネクタ 12" draw:style-name="gr26" draw:text-style-name="P1" draw:type="line" svg:x1="0.747cm" svg:y1="0.307cm" svg:x2="3.262cm" svg:y2="0.307cm" svg:d="M32751 5175h2515" svg:viewBox="0 0 2516 1">
              <text:p/>
            </draw:connector>
          </table:table-cell>
          <table:table-cell table:number-columns-repeated="3"/>
          <table:table-cell office:value-type="string" calcext:value-type="string">
            <text:p>条件：</text:p>
          </table:table-cell>
          <table:table-cell table:number-columns-repeated="5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>
            <draw:custom-shape draw:z-index="17" draw:name="正方形/長方形 16" draw:style-name="gr27" draw:text-style-name="P14" svg:width="1.914cm" svg:height="0.92cm" svg:x="0.406cm" svg:y="0.149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 table:style-name="ce1" table:number-columns-repeated="8"/>
          <table:table-cell table:number-columns-repeated="5"/>
          <table:table-cell table:style-name="ce28"/>
          <table:table-cell table:style-name="ce3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ce29"/>
          <table:table-cell table:style-name="ce33" table:number-columns-repeated="12"/>
          <table:table-cell table:style-name="ce4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9" draw:name="正方形/長方形 18" draw:style-name="gr28" draw:text-style-name="P10" svg:width="3.959cm" svg:height="1.424cm" svg:x="0.002cm" svg:y="0.475cm">
              <text:p text:style-name="P9"><text:span text:style-name="T3">登録画面</text:span></text:p>
              <text:p text:style-name="P9"><text:span text:style-name="T3">初期画面表示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>
            <draw:line draw:z-index="18" draw:name="垂直線 4" draw:style-name="gr4" draw:text-style-name="P4" svg:x1="0.975cm" svg:y1="0.415cm" svg:x2="0.975cm" svg:y2="1.412cm">
              <text:p/>
            </draw:line>
          </table:table-cell>
          <table:table-cell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style-name="ce1">
            <draw:line draw:z-index="53" draw:name="垂直線 15" draw:style-name="gr4" draw:text-style-name="P4" svg:x1="0.485cm" svg:y1="0.328cm" svg:x2="0.485cm" svg:y2="0.932cm">
              <text:p/>
            </draw:line>
          </table:table-cell>
          <table:table-cell table:style-name="ce1" table:number-columns-repeated="3"/>
          <table:table-cell/>
          <table:table-cell>
            <draw:line draw:z-index="48" draw:name="垂直線 11" draw:style-name="gr4" draw:text-style-name="P4" svg:x1="0.507cm" svg:y1="0.328cm" svg:x2="0.507cm" svg:y2="0.932cm">
              <text:p/>
            </draw:line>
          </table:table-cell>
          <table:table-cell table:number-columns-repeated="3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 table:style-name="Default"/>
          <table:table-cell/>
          <table:table-cell table:style-name="ce1" table:number-columns-repeated="8"/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9"/>
          <table:table-cell table:style-name="Default">
            <draw:custom-shape draw:z-index="27" draw:name="正方形/長方形 5" draw:style-name="gr30" draw:text-style-name="P14" svg:width="0.861cm" svg:height="0.92cm" svg:x="0.392cm" svg:y="0.432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3"/>
          <table:table-cell table:number-columns-repeated="13"/>
          <table:table-cell table:style-name="Default" table:number-columns-repeated="987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 table:number-columns-repeated="13"/>
          <table:table-cell table:number-columns-repeated="13"/>
          <table:table-cell table:style-name="Default" table:number-columns-repeated="987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Default">
            <draw:custom-shape draw:z-index="41" draw:name="正方形/長方形 25" draw:style-name="gr23" draw:text-style-name="P14" svg:width="1.412cm" svg:height="0.914cm" svg:x="0.565cm" svg:y="0.073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2"/>
          <table:table-cell table:number-columns-repeated="13"/>
          <table:table-cell table:style-name="Default" table:number-columns-repeated="987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Default">
            <draw:custom-shape draw:z-index="26" draw:name="正方形/長方形 11" draw:style-name="gr44" draw:text-style-name="P10" svg:width="3.819cm" svg:height="1.136cm" svg:x="0.983cm" svg:y="0.48cm">
              <text:p text:style-name="P9"><text:span text:style-name="T3">登録画面</text:span></text:p>
              <text:p text:style-name="P9"><text:span text:style-name="T7">エラー表示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6"/>
          <table:table-cell>
            <draw:custom-shape draw:z-index="28" draw:name="正方形/長方形 9" draw:style-name="gr31" draw:text-style-name="P14" svg:width="0.766cm" svg:height="0.92cm" svg:x="0.452cm" svg:y="0.036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3"/>
          <table:table-cell table:style-name="ce23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39" draw:name="正方形/長方形 23" draw:style-name="gr23" draw:text-style-name="P14" svg:width="1.412cm" svg:height="0.914cm" svg:x="0.563cm" svg:y="0.115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38" draw:name="正方形/長方形 22" draw:style-name="gr31" draw:text-style-name="P14" svg:width="0.766cm" svg:height="0.92cm" svg:x="0.513cm" svg:y="0.159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25" draw:name="正方形/長方形 2" draw:style-name="gr23" draw:text-style-name="P14" svg:width="1.412cm" svg:height="0.914cm" svg:x="0.83cm" svg:y="0.196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40" draw:name="正方形/長方形 24" draw:style-name="gr23" draw:text-style-name="P14" svg:width="1.412cm" svg:height="0.914cm" svg:x="0.564cm" svg:y="0.207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3"/>
          <table:table-cell>
            <draw:line table:end-cell-address="フローチャート図_登録.P42" table:end-x="0cm" table:end-y="0.317cm" draw:z-index="22" draw:style-name="gr36" draw:text-style-name="P4" svg:x1="0cm" svg:y1="0.082cm" svg:x2="0cm" svg:y2="0.804cm">
              <text:p/>
            </draw:line>
          </table:table-cell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20" draw:name="正方形/長方形 1" draw:style-name="gr34" draw:text-style-name="P10" svg:width="3.959cm" svg:height="1.274cm" svg:x="0.883cm" svg:y="0.286cm">
              <text:p text:style-name="P9"><text:span text:style-name="T3">取引先情報</text:span></text:p>
              <text:p text:style-name="P9"><text:span text:style-name="T3">登録処理完了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8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5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ce1" table:number-columns-repeated="4"/>
          <table:table-cell table:number-columns-repeated="15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Default">
            <draw:custom-shape draw:z-index="31" draw:name="四角形: 角を丸くする 2" draw:style-name="gr35" draw:text-style-name="P10" svg:width="3.819cm" svg:height="1.295cm" svg:x="0.002cm" svg:y="0.441cm">
              <text:p text:style-name="P9"><text:span text:style-name="T3">終了</text:span>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Default"/>
          <table:table-cell table:number-columns-repeated="4"/>
          <table:table-cell table:style-name="ce1" table:number-columns-repeated="4"/>
          <table:table-cell table:number-columns-repeated="1000"/>
        </table:table-row>
        <table:table-row table:style-name="ro1" table:number-rows-repeated="4">
          <table:table-cell table:number-columns-repeated="3"/>
          <table:table-cell table:style-name="Default" table:number-columns-repeated="13"/>
          <table:table-cell table:number-columns-repeated="4"/>
          <table:table-cell table:style-name="ce1" table:number-columns-repeated="4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00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フローチャート図_更新2" table:style-name="ta1">
        <table:shapes>
          <draw:custom-shape draw:z-index="7" draw:name="シェイプ 18" draw:style-name="gr1" draw:text-style-name="P1" svg:width="2.761cm" svg:height="0.993cm" svg:x="32.604cm" svg:y="3.05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10" draw:name="垂直線 39" draw:style-name="gr3" draw:text-style-name="P4" svg:x1="15.002cm" svg:y1="2.41cm" svg:x2="14.993cm" svg:y2="3.876cm">
            <text:p/>
          </draw:line>
          <draw:g draw:z-index="11">
            <draw:custom-shape draw:name="フローチャート: 判断 5" draw:style-name="gr21" draw:text-style-name="P12" svg:width="3.98cm" svg:height="1.9cm" svg:x="12.983cm" svg:y="3.892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14" draw:style-name="gr24" draw:text-style-name="P16" svg:width="3.32cm" svg:height="0.974cm" svg:x="13.383cm" svg:y="4.362cm">
              <text:p text:style-name="P15"><text:span text:style-name="T6">参照・操作</text:span></text:p>
              <text:p text:style-name="P15"><text:span text:style-name="T6">権限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line draw:z-index="12" draw:name="垂直線 40" draw:style-name="gr3" draw:text-style-name="P4" svg:x1="14.993cm" svg:y1="5.804cm" svg:x2="14.993cm" svg:y2="6.778cm">
            <text:p/>
          </draw:line>
          <draw:line draw:z-index="14" draw:name="垂直線 42" draw:style-name="gr36" draw:text-style-name="P4" svg:x1="14.951cm" svg:y1="10.446cm" svg:x2="14.952cm" svg:y2="11.566cm">
            <text:p/>
          </draw:line>
          <draw:custom-shape draw:z-index="15" draw:name="シェイプ 19" draw:style-name="gr2" draw:text-style-name="P3" svg:width="3.96cm" svg:height="1.27cm" svg:x="12.982cm" svg:y="9.23cm">
            <text:p text:style-name="P2"><text:span text:style-name="T1">更新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z-index="19" draw:name="シェイプ 20" draw:style-name="gr2" draw:text-style-name="P3" svg:width="3.96cm" svg:height="1.27cm" svg:x="23.68cm" svg:y="9.23cm">
            <text:p text:style-name="P2"><text:span text:style-name="T1">クリア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g draw:z-index="21">
            <draw:custom-shape draw:name="フローチャート: 判断 4" draw:style-name="gr29" draw:text-style-name="P17" svg:width="3.98cm" svg:height="1.9cm" svg:x="12.983cm" svg:y="11.587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4" draw:style-name="gr24" draw:text-style-name="P16" svg:width="3.32cm" svg:height="0.974cm" svg:x="13.399cm" svg:y="12.038cm">
              <text:p text:style-name="P15"><text:span text:style-name="T6">入力チェック</text:span></text:p>
              <text:p text:style-name="P15"><text:span text:style-name="T6">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g draw:z-index="23">
            <draw:custom-shape draw:name="フローチャート: 判断 2" draw:style-name="gr32" draw:text-style-name="P10" svg:width="3.98cm" svg:height="1.947cm" svg:x="13.022cm" svg:y="14.562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  <draw:custom-shape draw:name="正方形/長方形 13" draw:style-name="gr33" draw:text-style-name="P18" svg:width="3.32cm" svg:height="1.123cm" svg:x="13.482cm" svg:y="15.004cm">
              <text:p text:style-name="P2"><text:span text:style-name="T6">整合性チェック</text:span></text:p>
              <text:p text:style-name="P2"><text:span text:style-name="T6">エラーの有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draw:g>
          <draw:line draw:z-index="24" draw:name="垂直線 44" draw:style-name="gr36" draw:text-style-name="P4" svg:x1="14.991cm" svg:y1="13.479cm" svg:x2="14.991cm" svg:y2="14.551cm">
            <text:p/>
          </draw:line>
          <draw:line draw:z-index="28" draw:name="水平線 13" draw:style-name="gr37" draw:text-style-name="P5" svg:x1="9.843cm" svg:y1="15.556cm" svg:x2="12.933cm" svg:y2="15.556cm">
            <text:p/>
          </draw:line>
          <draw:line draw:z-index="29" draw:name="垂直線 45" draw:style-name="gr36" draw:text-style-name="P4" svg:x1="14.981cm" svg:y1="21.482cm" svg:x2="15.002cm" svg:y2="26.232cm">
            <text:p/>
          </draw:line>
          <draw:line draw:z-index="31" draw:name="水平線 14" draw:style-name="gr38" draw:text-style-name="P6" svg:x1="16.804cm" svg:y1="20.868cm" svg:x2="18.915cm" svg:y2="20.868cm">
            <text:p/>
          </draw:line>
          <draw:line draw:z-index="32" draw:name="線 14" draw:style-name="gr39" draw:text-style-name="P6" svg:x1="7.965cm" svg:y1="23.349cm" svg:x2="15.003cm" svg:y2="23.41cm">
            <text:p/>
          </draw:line>
          <draw:custom-shape draw:z-index="33" draw:name="シェイプ 21" draw:style-name="gr14" draw:text-style-name="P7" svg:width="3.662cm" svg:height="1.334cm" svg:x="18.96cm" svg:y="20.194cm">
            <text:p text:style-name="P2"><text:span text:style-name="T2">取引先マスタ</text:span></text:p>
  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line draw:z-index="34" draw:name="垂直線 46" draw:style-name="gr36" draw:text-style-name="P4" svg:x1="15.002cm" svg:y1="16.552cm" svg:x2="15.002cm" svg:y2="17.624cm">
            <text:p/>
          </draw:line>
          <draw:polyline draw:z-index="35" draw:name="4 点付きの多折線 4" draw:style-name="gr39" draw:text-style-name="P6" svg:width="1.553cm" svg:height="6.064cm" draw:transform="rotate (-3.14159265358979) translate (13.025cm 18.581cm)" svg:viewBox="0 0 1554 6065" draw:points="0,0 1554,0 1554,6065 42,6065">
            <text:p/>
          </draw:polyline>
          <draw:custom-shape draw:z-index="36" draw:name="フローチャート: 判断 13" draw:style-name="gr40" draw:text-style-name="P17" svg:width="3.98cm" svg:height="1.947cm" svg:x="13.025cm" svg:y="17.611cm">
            <text:p/>
            <draw:enhanced-geometry svg:viewBox="0 0 2 2" draw:mirror-horizontal="false" draw:mirror-vertical="false" draw:text-areas="?f12 ?f14 ?f13 ?f15" draw:type="non-primitive" draw:enhanced-path="M 0 1 L 1 0 2 1 1 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4 / 4"/>
              <draw:equation draw:name="f7" draw:formula="?f1 - ?f0"/>
              <draw:equation draw:name="f8" draw:formula="?f7 / 2"/>
              <draw:equation draw:name="f9" draw:formula="?f7 / 4"/>
              <draw:equation draw:name="f10" draw:formula="?f7 * 3 / 4"/>
              <draw:equation draw:name="f11" draw:formula="?f4 * 3 / 4"/>
              <draw:equation draw:name="f12" draw:formula="?f9 / ?f8"/>
              <draw:equation draw:name="f13" draw:formula="?f10 / ?f8"/>
              <draw:equation draw:name="f14" draw:formula="?f6 / ?f5"/>
              <draw:equation draw:name="f15" draw:formula="?f11 / ?f5"/>
            </draw:enhanced-geometry>
          </draw:custom-shape>
          <draw:custom-shape draw:z-index="37" draw:name="正方形/長方形 58" draw:style-name="gr45" draw:text-style-name="P18" svg:width="5.026cm" svg:height="1.123cm" svg:x="12.792cm" svg:y="18.011cm">
            <text:p text:style-name="P2"><text:span text:style-name="T6">取引先</text:span><text:span text:style-name="T6">ID</text:span><text:span text:style-name="T6">の妥当性チェック</text:span></text:p>
            <text:p text:style-name="P2"><text:span text:style-name="T6">エラーの有無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line draw:z-index="42" draw:name="線 15" draw:style-name="gr41" draw:text-style-name="P6" svg:x1="28.502cm" svg:y1="4.86cm" svg:x2="16.982cm" svg:y2="4.831cm">
            <text:p/>
          </draw:line>
          <draw:line draw:z-index="43" draw:name="垂直線 47" draw:style-name="gr42" draw:text-style-name="P4" svg:x1="28.504cm" svg:y1="4.847cm" svg:x2="28.504cm" svg:y2="12.685cm">
            <text:p/>
          </draw:line>
          <draw:custom-shape draw:z-index="44" draw:name="シェイプ 22" draw:style-name="gr2" draw:text-style-name="P3" svg:width="3.96cm" svg:height="1.27cm" svg:x="18.46cm" svg:y="9.23cm">
            <text:p text:style-name="P2"><text:span text:style-name="T1">戻るボタン押下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line draw:z-index="45" draw:name="水平線 15" draw:style-name="gr8" draw:text-style-name="P5" svg:x1="25.481cm" svg:y1="12.705cm" svg:x2="28.511cm" svg:y2="12.682cm">
            <text:p/>
          </draw:line>
          <draw:line draw:z-index="46" draw:name="垂直線 48" draw:style-name="gr42" draw:text-style-name="P4" svg:x1="25.495cm" svg:y1="10.521cm" svg:x2="25.495cm" svg:y2="12.725cm">
            <text:p/>
          </draw:line>
          <draw:line draw:z-index="47" draw:name="線 16" draw:style-name="gr39" draw:text-style-name="P6" svg:x1="25.505cm" svg:y1="8.613cm" svg:x2="14.963cm" svg:y2="8.656cm">
            <text:p/>
          </draw:line>
          <draw:line draw:z-index="49" draw:name="線 17" draw:style-name="gr39" draw:text-style-name="P6" svg:x1="12.956cm" svg:y1="4.847cm" svg:x2="7.808cm" svg:y2="4.868cm">
            <text:p/>
          </draw:line>
          <draw:line draw:z-index="50" draw:name="垂直線 13" draw:style-name="gr42" draw:text-style-name="P4" svg:x1="8.001cm" svg:y1="16.227cm" svg:x2="8.001cm" svg:y2="23.323cm">
            <text:p/>
          </draw:line>
          <draw:custom-shape draw:z-index="51" draw:name="シェイプ 9" draw:style-name="gr46" draw:text-style-name="P21" svg:width="6.74cm" svg:height="2.7cm" svg:x="21.611cm" svg:y="16.131cm">
            <text:p text:style-name="P19">ユーザー情報マスタと</text:p>
            <text:p text:style-name="P19">所属マスタは</text:p>
            <text:p text:style-name="P19">登録・更新はしないです</text:p>
            <draw:enhanced-geometry svg:viewBox="0 0 21600 21600" draw:glue-points="10800 0 0 10800 10800 21600 21600 10800 ?f40 ?f41" draw:text-areas="0 0 21600 21600" draw:type="rectangular-callout" draw:modifiers="-2646.72897196262 21943.87263976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52" draw:name="垂直線 14" draw:style-name="gr42" draw:text-style-name="P4" svg:x1="20.503cm" svg:y1="10.468cm" svg:x2="20.503cm" svg:y2="13.72cm">
            <text:p/>
          </draw:line>
          <draw:line draw:z-index="54" draw:name="線 6" draw:style-name="gr39" draw:text-style-name="P6" svg:x1="29.699cm" svg:y1="13.706cm" svg:x2="20.481cm" svg:y2="13.743cm">
            <text:p/>
          </draw:line>
          <draw:line draw:z-index="55" draw:name="垂直線 16" draw:style-name="gr42" draw:text-style-name="P4" svg:x1="29.721cm" svg:y1="13.698cm" svg:x2="29.721cm" svg:y2="23.413cm">
            <text:p/>
          </draw:line>
          <draw:line draw:z-index="56" draw:name="線 7" draw:style-name="gr39" draw:text-style-name="P6" svg:x1="29.721cm" svg:y1="23.365cm" svg:x2="14.958cm" svg:y2="23.423cm">
            <text:p/>
          </draw:line>
        </table:shapes>
        <table:table-column table:style-name="co1" table:number-columns-repeated="3" table:default-cell-style-name="Default"/>
        <table:table-column table:style-name="co1" table:number-columns-repeated="13" table:default-cell-style-name="ce1"/>
        <table:table-column table:style-name="co1" table:number-columns-repeated="13" table:default-cell-style-name="Default"/>
        <table:table-column table:style-name="co1" table:number-columns-repeated="14" table:default-cell-style-name="ce1"/>
        <table:table-column table:style-name="co2" table:number-columns-repeated="973" table:default-cell-style-name="ce1"/>
        <table:table-column table:style-name="co2" table:number-columns-repeated="8" table:default-cell-style-name="Default"/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8" office:value-type="string" calcext:value-type="string">
            <text:p>凡例</text:p>
          </table:table-cell>
          <table:table-cell table:style-name="ce9" table:number-columns-repeated="9"/>
          <table:table-cell table:style-name="ce9">
            <draw:custom-shape draw:z-index="3" draw:name="四角形: 角を丸くする 10" draw:style-name="gr15" draw:text-style-name="P8" svg:width="2.515cm" svg:height="0.832cm" svg:x="0.585cm" svg:y="0.297cm">
              <text:p/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style-name="ce9" table:number-columns-repeated="2"/>
          <table:table-cell table:style-name="ce10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11"/>
          <table:table-cell office:value-type="string" calcext:value-type="string">
            <text:p>ループ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8"/>
          <table:table-cell>
            <draw:custom-shape draw:z-index="8" draw:name="四角形: 角を丸くする 11" draw:style-name="gr16" draw:text-style-name="P10" svg:width="3.938cm" svg:height="1.416cm" svg:x="0.047cm" svg:y="0.001cm">
              <text:p text:style-name="P9"><text:span text:style-name="T3">開始</text:span>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2"/>
          <table:table-cell table:style-name="ce1"/>
          <table:table-cell table:number-columns-repeated="12"/>
          <table:table-cell table:style-name="ce11"/>
          <table:table-cell table:style-name="Default"/>
          <table:table-cell table:number-columns-repeated="4"/>
          <table:table-cell>
            <draw:custom-shape draw:z-index="1" draw:name="フローチャート: 手作業 4" draw:style-name="gr17" draw:text-style-name="P8" svg:width="2.636cm" svg:height="0.595cm" draw:transform="rotate (-3.14159265358979) translate (0.312cm 0.043cm)">
              <text:p/>
              <draw:enhanced-geometry svg:viewBox="0 0 5 5" draw:mirror-horizontal="false" draw:mirror-vertical="false" draw:text-areas="?f16 ?f18 ?f17 ?f19" draw:glue-points="?f13 ?f14 ?f15 ?f14" draw:type="non-primitive" draw:enhanced-path="M 0 0 L 5 0 4 5 1 5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5"/>
                <draw:equation draw:name="f7" draw:formula="?f2 + ?f5"/>
                <draw:equation draw:name="f8" draw:formula="?f1 - ?f0"/>
                <draw:equation draw:name="f9" draw:formula="?f8 / 5"/>
                <draw:equation draw:name="f10" draw:formula="?f8 / 10"/>
                <draw:equation draw:name="f11" draw:formula="?f8 * 4 / 5"/>
                <draw:equation draw:name="f12" draw:formula="?f8 * 9 / 10"/>
                <draw:equation draw:name="f13" draw:formula="?f10 / ?f9"/>
                <draw:equation draw:name="f14" draw:formula="?f7 / ?f6"/>
                <draw:equation draw:name="f15" draw:formula="?f12 / ?f9"/>
                <draw:equation draw:name="f16" draw:formula="?f9 / ?f9"/>
                <draw:equation draw:name="f17" draw:formula="?f11 / ?f9"/>
                <draw:equation draw:name="f18" draw:formula="?f2 / ?f6"/>
                <draw:equation draw:name="f19" draw:formula="?f3 / ?f6"/>
              </draw:enhanced-geometry>
            </draw:custom-shape>
          </table:table-cell>
          <table:table-cell table:style-name="Default"/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2"/>
          <table:table-cell table:style-name="ce11"/>
          <table:table-cell table:number-columns-repeated="2"/>
          <table:table-cell>
            <draw:custom-shape draw:z-index="2" draw:name="正方形/長方形 49" draw:style-name="gr18" draw:text-style-name="P8" svg:width="2.64cm" svg:height="0.722cm" svg:x="0.672cm" svg:y="0.193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7"/>
          <table:table-cell>
            <draw:custom-shape draw:z-index="4" draw:name="フローチャート: 結合子 4" draw:style-name="gr19" draw:text-style-name="P11" svg:width="0.872cm" svg:height="0.872cm" svg:x="0.429cm" svg:y="0.082cm">
              <text:p/>
      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</table:table-cell>
          <table:table-cell/>
          <table:table-cell table:style-name="ce13"/>
          <table:table-cell table:number-columns-repeated="981"/>
        </table:table-row>
        <table:table-row table:style-name="ro1">
          <table:table-cell table:number-columns-repeated="3"/>
          <table:table-cell table:style-name="Default" table:number-columns-repeated="13"/>
          <table:table-cell table:number-columns-repeated="13"/>
          <table:table-cell table:style-name="ce11"/>
          <table:table-cell table:style-name="Default" office:value-type="string" calcext:value-type="string">
            <text:p>処理名：</text:p>
          </table:table-cell>
          <table:table-cell table:number-columns-repeated="5"/>
          <table:table-cell office:value-type="string" calcext:value-type="string">
            <text:p>開始・終了：</text:p>
          </table:table-cell>
          <table:table-cell table:number-columns-repeated="5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number-columns-repeated="12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style-name="Default" table:number-columns-repeated="2"/>
          <table:table-cell table:style-name="Default">
            <draw:custom-shape draw:z-index="0" draw:name="正方形/長方形 3" draw:style-name="gr20" draw:text-style-name="P10" svg:width="2.701cm" svg:height="0.974cm" svg:x="0.64cm" svg:y="0.156cm">
              <text:p/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9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11"/>
          <table:table-cell table:style-name="ce31" office:value-type="string" calcext:value-type="string">
            <text:p>ボタン押下：</text:p>
          </table:table-cell>
          <table:table-cell table:style-name="ce31" table:number-columns-repeated="11"/>
          <table:table-cell table:style-name="ce13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16" draw:name="正方形/長方形 51" draw:style-name="gr23" draw:text-style-name="P14" svg:width="1.412cm" svg:height="0.914cm" svg:x="0.029cm" svg:y="0.137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4"/>
          <table:table-cell table:number-columns-repeated="9"/>
          <table:table-cell table:style-name="ce28"/>
          <table:table-cell table:style-name="ce3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Default">
            <draw:line draw:z-index="13" draw:name="垂直線 41" draw:style-name="gr36" draw:text-style-name="P4" svg:x1="0.854cm" svg:y1="0.475cm" svg:x2="0.965cm" svg:y2="10.688cm">
              <text:p/>
            </draw:line>
          </table:table-cell>
          <table:table-cell table:style-name="Default" table:number-columns-repeated="4"/>
          <table:table-cell table:number-columns-repeated="4"/>
          <table:table-cell table:style-name="ce1" table:number-columns-repeated="4"/>
          <table:table-cell table:number-columns-repeated="9"/>
          <table:table-cell table:style-name="ce28"/>
          <table:table-cell table:style-name="ce32" table:number-columns-repeated="9"/>
          <table:table-cell table:style-name="ce32">
            <draw:custom-shape draw:z-index="6" draw:name="フローチャート: 判断 12" draw:style-name="gr25" draw:text-style-name="P8" svg:width="2.665cm" svg:height="0.946cm" svg:x="0.521cm" svg:y="0.194cm">
              <text:p/>
              <draw:enhanced-geometry svg:viewBox="0 0 2 2" draw:mirror-horizontal="false" draw:mirror-vertical="false" draw:text-areas="?f12 ?f14 ?f13 ?f15" draw:type="non-primitive" draw:enhanced-path="M 0 1 L 1 0 2 1 1 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4 / 4"/>
                <draw:equation draw:name="f7" draw:formula="?f1 - ?f0"/>
                <draw:equation draw:name="f8" draw:formula="?f7 / 2"/>
                <draw:equation draw:name="f9" draw:formula="?f7 / 4"/>
                <draw:equation draw:name="f10" draw:formula="?f7 * 3 / 4"/>
                <draw:equation draw:name="f11" draw:formula="?f4 * 3 / 4"/>
                <draw:equation draw:name="f12" draw:formula="?f9 / ?f8"/>
                <draw:equation draw:name="f13" draw:formula="?f10 / ?f8"/>
                <draw:equation draw:name="f14" draw:formula="?f6 / ?f5"/>
                <draw:equation draw:name="f15" draw:formula="?f11 / ?f5"/>
              </draw:enhanced-geometry>
            </draw:custom-shape>
          </table:table-cell>
          <table:table-cell table:style-name="ce32" table:number-columns-repeated="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number-columns-repeated="9"/>
          <table:table-cell table:style-name="ce28"/>
          <table:table-cell office:value-type="string" calcext:value-type="string">
            <text:p>処理の流れ：</text:p>
          </table:table-cell>
          <table:table-cell/>
          <table:table-cell>
            <draw:connector draw:z-index="5" draw:name="直線矢印コネクタ 3" draw:style-name="gr26" draw:text-style-name="P1" draw:type="line" svg:x1="0.747cm" svg:y1="0.307cm" svg:x2="3.262cm" svg:y2="0.307cm" svg:d="M32751 5175h2515" svg:viewBox="0 0 2516 1">
              <text:p/>
            </draw:connector>
          </table:table-cell>
          <table:table-cell table:number-columns-repeated="3"/>
          <table:table-cell office:value-type="string" calcext:value-type="string">
            <text:p>条件：</text:p>
          </table:table-cell>
          <table:table-cell table:number-columns-repeated="5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>
            <draw:custom-shape draw:z-index="17" draw:name="正方形/長方形 52" draw:style-name="gr27" draw:text-style-name="P14" svg:width="1.914cm" svg:height="0.92cm" svg:x="0.406cm" svg:y="0.149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/>
          <table:table-cell table:style-name="ce1" table:number-columns-repeated="8"/>
          <table:table-cell table:number-columns-repeated="5"/>
          <table:table-cell table:style-name="ce28"/>
          <table:table-cell table:style-name="ce32" table:number-columns-repeated="12"/>
          <table:table-cell table:style-name="ce39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ce29"/>
          <table:table-cell table:style-name="ce33" table:number-columns-repeated="12"/>
          <table:table-cell table:style-name="ce47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9" draw:name="正方形/長方形 50" draw:style-name="gr28" draw:text-style-name="P10" svg:width="3.959cm" svg:height="1.424cm" svg:x="0.002cm" svg:y="0.475cm">
              <text:p text:style-name="P9"><text:span text:style-name="T3">更新画面</text:span></text:p>
              <text:p text:style-name="P9"><text:span text:style-name="T3">初期画面表示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>
            <draw:line draw:z-index="18" draw:name="垂直線 43" draw:style-name="gr4" draw:text-style-name="P4" svg:x1="0.975cm" svg:y1="0.415cm" svg:x2="0.975cm" svg:y2="1.412cm">
              <text:p/>
            </draw:line>
          </table:table-cell>
          <table:table-cell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4"/>
          <table:table-cell table:style-name="ce1">
            <draw:line draw:z-index="53" draw:name="垂直線 15" draw:style-name="gr4" draw:text-style-name="P4" svg:x1="0.485cm" svg:y1="0.328cm" svg:x2="0.485cm" svg:y2="0.932cm">
              <text:p/>
            </draw:line>
          </table:table-cell>
          <table:table-cell table:style-name="ce1" table:number-columns-repeated="3"/>
          <table:table-cell/>
          <table:table-cell>
            <draw:line draw:z-index="48" draw:name="垂直線 49" draw:style-name="gr4" draw:text-style-name="P4" svg:x1="0.507cm" svg:y1="0.328cm" svg:x2="0.507cm" svg:y2="0.932cm">
              <text:p/>
            </draw:line>
          </table:table-cell>
          <table:table-cell table:number-columns-repeated="3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  <table:table-cell table:style-name="Default"/>
          <table:table-cell/>
          <table:table-cell table:style-name="ce1" table:number-columns-repeated="8"/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3"/>
          <table:table-cell table:style-name="Default" table:number-columns-repeated="9"/>
          <table:table-cell table:style-name="Default">
            <draw:custom-shape draw:z-index="26" draw:name="正方形/長方形 56" draw:style-name="gr30" draw:text-style-name="P14" svg:width="0.861cm" svg:height="0.92cm" svg:x="0.392cm" svg:y="0.432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3"/>
          <table:table-cell table:number-columns-repeated="13"/>
          <table:table-cell table:style-name="Default" table:number-columns-repeated="987"/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 table:number-columns-repeated="13"/>
          <table:table-cell table:number-columns-repeated="13"/>
          <table:table-cell table:style-name="Default" table:number-columns-repeated="987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Default">
            <draw:custom-shape draw:z-index="41" draw:name="正方形/長方形 62" draw:style-name="gr23" draw:text-style-name="P14" svg:width="1.412cm" svg:height="0.914cm" svg:x="0.565cm" svg:y="0.073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2"/>
          <table:table-cell table:number-columns-repeated="13"/>
          <table:table-cell table:style-name="Default" table:number-columns-repeated="987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/>
          <table:table-cell table:style-name="Default">
            <draw:custom-shape draw:z-index="25" draw:name="正方形/長方形 55" draw:style-name="gr44" draw:text-style-name="P10" svg:width="3.819cm" svg:height="1.136cm" svg:x="0.983cm" svg:y="0.48cm">
              <text:p text:style-name="P9"><text:span text:style-name="T3">更新画面</text:span></text:p>
              <text:p text:style-name="P9"><text:span text:style-name="T7">エラー表示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Default" table:number-columns-repeated="6"/>
          <table:table-cell>
            <draw:custom-shape draw:z-index="27" draw:name="正方形/長方形 57" draw:style-name="gr31" draw:text-style-name="P14" svg:width="0.766cm" svg:height="0.92cm" svg:x="0.452cm" svg:y="0.036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3"/>
          <table:table-cell table:style-name="ce23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38" draw:name="正方形/長方形 59" draw:style-name="gr23" draw:text-style-name="P14" svg:width="1.412cm" svg:height="0.914cm" svg:x="0.563cm" svg:y="0.115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40" draw:name="正方形/長方形 61" draw:style-name="gr31" draw:text-style-name="P14" svg:width="0.766cm" svg:height="0.92cm" svg:x="0.513cm" svg:y="0.159cm">
              <text:p text:style-name="P9"><text:span text:style-name="T5">有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/>
          <table:table-cell>
            <draw:custom-shape draw:z-index="39" draw:name="正方形/長方形 60" draw:style-name="gr23" draw:text-style-name="P14" svg:width="1.412cm" svg:height="0.914cm" svg:x="0.564cm" svg:y="0.207cm">
              <text:p text:style-name="P9"><text:span text:style-name="T5">無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2"/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3"/>
          <table:table-cell>
            <draw:line table:end-cell-address="フローチャート図_更新2.P42" table:end-x="0cm" table:end-y="0.317cm" draw:z-index="22" draw:style-name="gr36" draw:text-style-name="P4" svg:x1="0cm" svg:y1="0.082cm" svg:x2="0cm" svg:y2="0.804cm">
              <text:p/>
            </draw:line>
          </table:table-cell>
          <table:table-cell table:style-name="ce1" table:number-columns-repeated="8"/>
          <table:table-cell table:number-columns-repeated="5"/>
          <table:table-cell table:style-name="Default" table:number-columns-repeated="14"/>
          <table:table-cell table:number-columns-repeated="981"/>
        </table:table-row>
        <table:table-row table:style-name="ro1">
          <table:table-cell table:number-columns-repeated="4"/>
          <table:table-cell table:style-name="Default" table:number-columns-repeated="8"/>
          <table:table-cell>
            <draw:custom-shape draw:z-index="20" draw:name="正方形/長方形 53" draw:style-name="gr34" draw:text-style-name="P10" svg:width="3.959cm" svg:height="1.274cm" svg:x="0.883cm" svg:y="0.286cm">
              <text:p text:style-name="P9"><text:span text:style-name="T3">取引先情報</text:span></text:p>
              <text:p text:style-name="P9"><text:span text:style-name="T3">更新処理完了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number-columns-repeated="3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8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4"/>
          <table:table-cell table:style-name="Default"/>
          <table:table-cell/>
          <table:table-cell table:style-name="Default" table:number-columns-repeated="3"/>
          <table:table-cell table:number-columns-repeated="981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5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1"/>
          <table:table-cell/>
          <table:table-cell table:style-name="Default"/>
          <table:table-cell table:number-columns-repeated="4"/>
          <table:table-cell table:style-name="ce1" table:number-columns-repeated="4"/>
          <table:table-cell table:number-columns-repeated="15"/>
          <table:table-cell table:style-name="Default"/>
          <table:table-cell table:number-columns-repeated="984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Default">
            <draw:custom-shape draw:z-index="30" draw:name="四角形: 角を丸くする 12" draw:style-name="gr35" draw:text-style-name="P10" svg:width="3.819cm" svg:height="1.295cm" svg:x="0.002cm" svg:y="0.441cm">
              <text:p text:style-name="P9"><text:span text:style-name="T3">終了</text:span></text:p>
              <draw:enhanced-geometry svg:viewBox="0 0 21600 21600" draw:mirror-horizontal="false" draw:mirror-vertical="false" draw:path-stretchpoint-x="10800" draw:path-stretchpoint-y="10800" draw:text-areas="?f3 ?f4 ?f5 ?f6" draw:type="non-primitiv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/>
          <table:table-cell table:style-name="Default"/>
          <table:table-cell table:number-columns-repeated="4"/>
          <table:table-cell table:style-name="ce1" table:number-columns-repeated="4"/>
          <table:table-cell table:number-columns-repeated="1000"/>
        </table:table-row>
        <table:table-row table:style-name="ro1" table:number-rows-repeated="4">
          <table:table-cell table:number-columns-repeated="3"/>
          <table:table-cell table:style-name="Default" table:number-columns-repeated="13"/>
          <table:table-cell table:number-columns-repeated="4"/>
          <table:table-cell table:style-name="ce1" table:number-columns-repeated="4"/>
          <table:table-cell table:number-columns-repeated="1000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" table:number-columns-repeated="8"/>
          <table:table-cell table:number-columns-repeated="1000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11"/>
          <table:table-cell table:style-name="ce1"/>
          <table:table-cell table:number-columns-repeated="100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" svg:viewBox="0 0 20 20" svg:d="M0 20l10-20 10 20z"/>
    <draw:marker draw:name="Triangle" svg:viewBox="0 0 1013 1130" svg:d="M1009 1050l-449-1008-22-30-29-12-34 12-21 26-449 1012-5 13v8l5 21 12 21 17 13 21 4h903l21-4 21-13 9-21 4-21v-8z"/>
    <draw:marker draw:name="a87" svg:viewBox="0 0 20 30" svg:d="M10 0l-10 30h20z"/>
    <draw:marker draw:name="線の終点_20_4" draw:display-name="線の終点 4" svg:viewBox="0 0 1131 1580" svg:d="M1013 1491l118 89-567-1580-564 1580 114-85 136-68 148-46 161-17 161 13 153 4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.7cm" fo:margin-left="1cm" fo:margin-right="1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00/00/00</text:date>, <text:time style:data-style-name="N2" text:time-value="14:54:45.91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meta:initial-creator>DESKTOP-KI0001</meta:initial-creator>
    <meta:creation-date>2021-12-03T07:17:20Z</meta:creation-date>
    <dc:date>2022-06-28T14:55:17.999000000</dc:date>
    <meta:editing-duration>PT6H7M45S</meta:editing-duration>
    <meta:editing-cycles>56</meta:editing-cycles>
    <meta:document-statistic meta:table-count="4" meta:cell-count="67" meta:object-count="162"/>
  </office:meta>
</office:document-meta>
</file>